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0231D6ACC263EE0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5" style:family="table">
      <style:table-properties style:width="17.754cm" fo:margin-left="0.026cm" fo:margin-right="0cm" table:align="margins" style:writing-mode="lr-tb"/>
    </style:style>
    <style:style style:name="Table5.A" style:family="table-column">
      <style:table-column-properties style:column-width="2.037cm" style:rel-column-width="7520*"/>
    </style:style>
    <style:style style:name="Table5.B" style:family="table-column">
      <style:table-column-properties style:column-width="15.716cm" style:rel-column-width="58015*"/>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7.754cm" fo:margin-left="0.026cm" fo:margin-right="0cm" table:align="margins" style:writing-mode="lr-tb"/>
    </style:style>
    <style:style style:name="Table6.A" style:family="table-column">
      <style:table-column-properties style:column-width="2.037cm" style:rel-column-width="7520*"/>
    </style:style>
    <style:style style:name="Table6.B" style:family="table-column">
      <style:table-column-properties style:column-width="15.716cm" style:rel-column-width="58015*"/>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7" style:family="table">
      <style:table-properties style:width="17.754cm" fo:margin-left="0.026cm" fo:margin-right="0cm" table:align="margins" style:writing-mode="lr-tb"/>
    </style:style>
    <style:style style:name="Table7.A" style:family="table-column">
      <style:table-column-properties style:column-width="2.037cm" style:rel-column-width="7520*"/>
    </style:style>
    <style:style style:name="Table7.B" style:family="table-column">
      <style:table-column-properties style:column-width="15.716cm" style:rel-column-width="58015*"/>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1" style:family="table-cell">
      <style:table-cell-properties style:vertical-align="top" fo:padding-left="0.191cm" fo:padding-right="0.191cm" fo:padding-top="0cm" fo:padding-bottom="0cm" fo:border="0.5pt solid #000000" style:writing-mode="lr-tb"/>
    </style:style>
    <style:style style:name="Table8" style:family="table">
      <style:table-properties style:width="17.754cm" fo:margin-left="0.026cm" fo:margin-right="0cm" table:align="margins" style:writing-mode="lr-tb"/>
    </style:style>
    <style:style style:name="Table8.A" style:family="table-column">
      <style:table-column-properties style:column-width="2.037cm" style:rel-column-width="7520*"/>
    </style:style>
    <style:style style:name="Table8.B" style:family="table-column">
      <style:table-column-properties style:column-width="15.716cm" style:rel-column-width="58015*"/>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3" style:family="table">
      <style:table-properties style:width="17.754cm" fo:margin-left="0.026cm" fo:margin-right="0cm" table:align="margins" style:writing-mode="lr-tb"/>
    </style:style>
    <style:style style:name="Table3.A" style:family="table-column">
      <style:table-column-properties style:column-width="2.037cm" style:rel-column-width="7520*"/>
    </style:style>
    <style:style style:name="Table3.B" style:family="table-column">
      <style:table-column-properties style:column-width="15.716cm" style:rel-column-width="58015*"/>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4" style:family="table">
      <style:table-properties style:width="17.754cm" fo:margin-left="0.026cm" fo:margin-right="0cm" table:align="margins" style:writing-mode="lr-tb"/>
    </style:style>
    <style:style style:name="Table4.A" style:family="table-column">
      <style:table-column-properties style:column-width="2.037cm" style:rel-column-width="7520*"/>
    </style:style>
    <style:style style:name="Table4.B" style:family="table-column">
      <style:table-column-properties style:column-width="15.716cm" style:rel-column-width="58015*"/>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P1" style:family="paragraph" style:parent-style-name="Body">
      <style:text-properties officeooo:rsid="004afbc5" officeooo:paragraph-rsid="004afbc5"/>
    </style:style>
    <style:style style:name="P2" style:family="paragraph" style:parent-style-name="Body">
      <style:text-properties officeooo:rsid="0085c52f" officeooo:paragraph-rsid="0085c52f"/>
    </style:style>
    <style:style style:name="P3" style:family="paragraph" style:parent-style-name="Body">
      <style:text-properties fo:language="en" fo:country="US" officeooo:rsid="002b3ce6" officeooo:paragraph-rsid="002b3ce6" style:language-complex="ar" style:country-complex="SA"/>
    </style:style>
    <style:style style:name="P4" style:family="paragraph" style:parent-style-name="Body" style:list-style-name="L1">
      <style:text-properties fo:language="en" fo:country="US" officeooo:rsid="002b3ce6" officeooo:paragraph-rsid="002b3ce6" style:language-complex="ar" style:country-complex="SA"/>
    </style:style>
    <style:style style:name="P5" style:family="paragraph" style:parent-style-name="Body" style:list-style-name="L1">
      <style:text-properties fo:language="en" fo:country="US" officeooo:rsid="00d02e11" officeooo:paragraph-rsid="002b3ce6" style:language-complex="ar" style:country-complex="SA"/>
    </style:style>
    <style:style style:name="P6" style:family="paragraph" style:parent-style-name="Body">
      <style:text-properties fo:language="en" fo:country="US" style:language-complex="ar" style:country-complex="SA"/>
    </style:style>
    <style:style style:name="P7" style:family="paragraph" style:parent-style-name="Body">
      <style:text-properties fo:language="en" fo:country="US" officeooo:rsid="002b3ce6" officeooo:paragraph-rsid="002b3ce6" style:language-complex="ar" style:country-complex="SA"/>
    </style:style>
    <style:style style:name="P8" style:family="paragraph" style:parent-style-name="Body">
      <style:text-properties fo:language="en" fo:country="US" officeooo:rsid="00581d98" officeooo:paragraph-rsid="00581d98" style:language-complex="ar" style:country-complex="SA"/>
    </style:style>
    <style:style style:name="P9" style:family="paragraph" style:parent-style-name="Body">
      <style:text-properties fo:language="en" fo:country="US" officeooo:rsid="0027224c" officeooo:paragraph-rsid="0027224c" style:language-complex="ar" style:country-complex="SA"/>
    </style:style>
    <style:style style:name="P10" style:family="paragraph" style:parent-style-name="Body">
      <style:text-properties fo:language="en" fo:country="US" officeooo:rsid="001febee" officeooo:paragraph-rsid="001b92ce" style:language-complex="ar" style:country-complex="SA"/>
    </style:style>
    <style:style style:name="P11" style:family="paragraph" style:parent-style-name="Body">
      <style:text-properties fo:language="en" fo:country="US" officeooo:rsid="0055c5f8" officeooo:paragraph-rsid="0055c5f8" style:language-complex="ar" style:country-complex="SA"/>
    </style:style>
    <style:style style:name="P12" style:family="paragraph" style:parent-style-name="Body">
      <style:text-properties fo:language="en" fo:country="US" officeooo:rsid="005f1e33" officeooo:paragraph-rsid="005f1e33" style:language-complex="ar" style:country-complex="SA"/>
    </style:style>
    <style:style style:name="P13" style:family="paragraph" style:parent-style-name="Body">
      <style:text-properties fo:language="en" fo:country="US" officeooo:rsid="00840782" officeooo:paragraph-rsid="00840782" style:language-complex="ar" style:country-complex="SA"/>
    </style:style>
    <style:style style:name="P14" style:family="paragraph" style:parent-style-name="Body">
      <style:text-properties fo:language="en" fo:country="US" officeooo:paragraph-rsid="009a5779" style:language-complex="ar" style:country-complex="SA"/>
    </style:style>
    <style:style style:name="P15" style:family="paragraph" style:parent-style-name="Body">
      <style:text-properties officeooo:paragraph-rsid="001b92ce"/>
    </style:style>
    <style:style style:name="P16" style:family="paragraph" style:parent-style-name="Body">
      <style:paragraph-properties fo:text-align="start" style:justify-single-word="false"/>
      <style:text-properties fo:font-size="12pt" fo:language="en" fo:country="US" fo:font-weight="bold" officeooo:rsid="001febee" officeooo:paragraph-rsid="001b92ce" style:font-size-asian="12pt" style:font-weight-asian="bold" style:font-size-complex="12pt" style:language-complex="ar" style:country-complex="SA"/>
    </style:style>
    <style:style style:name="P17"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8" style:family="paragraph" style:parent-style-name="CellBody">
      <style:paragraph-properties fo:keep-with-next="always" style:snap-to-layout-grid="false"/>
      <style:text-properties fo:language="en" fo:country="US" style:language-complex="ar" style:country-complex="SA"/>
    </style:style>
    <style:style style:name="P19" style:family="paragraph" style:parent-style-name="CellBody">
      <style:paragraph-properties fo:keep-with-next="always" style:snap-to-layout-grid="false"/>
      <style:text-properties fo:language="en" fo:country="US" officeooo:paragraph-rsid="004102a8" style:language-complex="ar" style:country-complex="SA"/>
    </style:style>
    <style:style style:name="P20" style:family="paragraph" style:parent-style-name="CellBody">
      <style:paragraph-properties fo:keep-with-next="always" style:snap-to-layout-grid="false"/>
      <style:text-properties fo:language="en" fo:country="US" officeooo:paragraph-rsid="009a5779" style:language-complex="ar" style:country-complex="SA"/>
    </style:style>
    <style:style style:name="P21" style:family="paragraph" style:parent-style-name="CellBody">
      <style:paragraph-properties fo:keep-with-next="always" style:snap-to-layout-grid="false"/>
      <style:text-properties fo:language="en" fo:country="US" officeooo:rsid="004102a8" officeooo:paragraph-rsid="004102a8" style:language-complex="ar" style:country-complex="SA"/>
    </style:style>
    <style:style style:name="P22" style:family="paragraph" style:parent-style-name="CellBody">
      <style:paragraph-properties fo:keep-with-next="always" style:snap-to-layout-grid="false"/>
      <style:text-properties fo:language="en" fo:country="US" officeooo:rsid="009a5779" officeooo:paragraph-rsid="009a5779" style:language-complex="ar" style:country-complex="SA"/>
    </style:style>
    <style:style style:name="P23" style:family="paragraph" style:parent-style-name="Abstract">
      <style:text-properties fo:font-size="16pt" fo:language="en" fo:country="US" fo:font-weight="bold" style:font-size-asian="16pt" style:font-weight-asian="bold" style:language-complex="ar" style:country-complex="SA"/>
    </style:style>
    <style:style style:name="P24" style:family="paragraph" style:parent-style-name="Abstract">
      <style:text-properties fo:language="en" fo:country="US" officeooo:rsid="0048d473" officeooo:paragraph-rsid="0048d473" style:language-complex="ar" style:country-complex="SA"/>
    </style:style>
    <style:style style:name="P25" style:family="paragraph" style:parent-style-name="CellBody">
      <style:text-properties fo:language="en" fo:country="US" style:language-complex="ar" style:country-complex="SA"/>
    </style:style>
    <style:style style:name="P26" style:family="paragraph" style:parent-style-name="CellBody">
      <style:paragraph-properties style:snap-to-layout-grid="false"/>
      <style:text-properties fo:language="en" fo:country="US" style:language-complex="ar" style:country-complex="SA"/>
    </style:style>
    <style:style style:name="P27" style:family="paragraph" style:parent-style-name="CellBody">
      <style:paragraph-properties style:snap-to-layout-grid="false"/>
      <style:text-properties fo:language="en" fo:country="US" officeooo:paragraph-rsid="004102a8" style:language-complex="ar" style:country-complex="SA"/>
    </style:style>
    <style:style style:name="P28" style:family="paragraph" style:parent-style-name="CellBody">
      <style:paragraph-properties style:snap-to-layout-grid="false"/>
      <style:text-properties fo:language="en" fo:country="US" officeooo:paragraph-rsid="009a5779" style:language-complex="ar" style:country-complex="SA"/>
    </style:style>
    <style:style style:name="P29" style:family="paragraph" style:parent-style-name="CellBody">
      <style:paragraph-properties style:snap-to-layout-grid="false"/>
      <style:text-properties fo:language="en" fo:country="US" officeooo:rsid="004102a8" officeooo:paragraph-rsid="004102a8" style:language-complex="ar" style:country-complex="SA"/>
    </style:style>
    <style:style style:name="P30" style:family="paragraph" style:parent-style-name="CellBody">
      <style:text-properties fo:language="en" fo:country="US" officeooo:rsid="005a2b73" officeooo:paragraph-rsid="005a2b73" style:language-complex="ar" style:country-complex="SA"/>
    </style:style>
    <style:style style:name="P31" style:family="paragraph" style:parent-style-name="CellBody">
      <style:text-properties fo:language="en" fo:country="US" officeooo:rsid="0075d5e7" officeooo:paragraph-rsid="0075d5e7" style:language-complex="ar" style:country-complex="SA"/>
    </style:style>
    <style:style style:name="P32" style:family="paragraph" style:parent-style-name="CellBody">
      <style:text-properties fo:language="en" fo:country="US" officeooo:rsid="0082d4d9" officeooo:paragraph-rsid="0082d4d9" style:language-complex="ar" style:country-complex="SA"/>
    </style:style>
    <style:style style:name="P33" style:family="paragraph" style:parent-style-name="Document_20_Title">
      <style:text-properties fo:language="en" fo:country="US" style:language-complex="ar" style:country-complex="SA"/>
    </style:style>
    <style:style style:name="P34"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35" style:family="paragraph" style:parent-style-name="Standard">
      <style:text-properties style:font-name="Arial" fo:font-size="9pt" fo:language="en" fo:country="US" officeooo:paragraph-rsid="001b92ce" style:font-size-asian="9pt" style:font-size-complex="9pt" style:language-complex="ar" style:country-complex="SA"/>
    </style:style>
    <style:style style:name="P36" style:family="paragraph" style:parent-style-name="Standard">
      <style:text-properties style:font-name="Arial" fo:language="en" fo:country="US" officeooo:paragraph-rsid="001b92ce" style:language-complex="ar" style:country-complex="SA"/>
    </style:style>
    <style:style style:name="P37" style:family="paragraph" style:parent-style-name="Standard">
      <style:text-properties style:font-name="Arial" fo:language="en" fo:country="US" officeooo:rsid="001febee" officeooo:paragraph-rsid="001b92ce" style:language-complex="ar" style:country-complex="SA"/>
    </style:style>
    <style:style style:name="P38" style:family="paragraph" style:parent-style-name="Standard">
      <style:text-properties fo:language="en" fo:country="US" style:language-complex="ar" style:country-complex="SA"/>
    </style:style>
    <style:style style:name="P39" style:family="paragraph" style:parent-style-name="Standard">
      <style:text-properties fo:language="en" fo:country="US" officeooo:paragraph-rsid="009a5779" style:language-complex="ar" style:country-complex="SA"/>
    </style:style>
    <style:style style:name="P40" style:family="paragraph" style:parent-style-name="Standard">
      <style:text-properties fo:color="#ff0000" fo:language="en" fo:country="US" fo:font-style="italic" fo:font-weight="bold" style:font-style-asian="italic" style:font-weight-asian="bold" style:language-complex="ar" style:country-complex="SA"/>
    </style:style>
    <style:style style:name="P41" style:family="paragraph" style:parent-style-name="Standard">
      <style:text-properties officeooo:paragraph-rsid="009a5779"/>
    </style:style>
    <style:style style:name="P42" style:family="paragraph" style:parent-style-name="Standard">
      <style:paragraph-properties fo:margin-top="0.282cm" fo:margin-bottom="0cm" loext:contextual-spacing="false"/>
    </style:style>
    <style:style style:name="P43" style:family="paragraph" style:parent-style-name="Heading_20_2">
      <style:text-properties fo:language="en" fo:country="US" style:language-complex="ar" style:country-complex="SA"/>
    </style:style>
    <style:style style:name="P44" style:family="paragraph" style:parent-style-name="Heading_20_2">
      <style:text-properties fo:language="en" fo:country="US" officeooo:rsid="0021c380" officeooo:paragraph-rsid="001b92ce" style:language-complex="ar" style:country-complex="SA"/>
    </style:style>
    <style:style style:name="P45" style:family="paragraph" style:parent-style-name="Heading_20_2">
      <style:text-properties fo:language="en" fo:country="US" officeooo:rsid="001febee" officeooo:paragraph-rsid="001b92ce" style:language-complex="ar" style:country-complex="SA"/>
    </style:style>
    <style:style style:name="P46" style:family="paragraph" style:parent-style-name="Heading_20_2">
      <style:text-properties fo:language="en" fo:country="US" officeooo:rsid="005f1e33" officeooo:paragraph-rsid="005f1e33" style:language-complex="ar" style:country-complex="SA"/>
    </style:style>
    <style:style style:name="P47" style:family="paragraph" style:parent-style-name="Heading_20_2">
      <style:text-properties fo:language="en" fo:country="US" officeooo:rsid="00840782" officeooo:paragraph-rsid="00840782" style:language-complex="ar" style:country-complex="SA"/>
    </style:style>
    <style:style style:name="P48" style:family="paragraph" style:parent-style-name="Heading_20_2">
      <style:text-properties officeooo:rsid="0067aa05" officeooo:paragraph-rsid="006c5e2f"/>
    </style:style>
    <style:style style:name="P49" style:family="paragraph" style:parent-style-name="Heading_20_2">
      <style:text-properties officeooo:rsid="0067aa05" officeooo:paragraph-rsid="0067aa05"/>
    </style:style>
    <style:style style:name="P50" style:family="paragraph" style:parent-style-name="Heading_20_2">
      <style:text-properties officeooo:rsid="005a2b73" officeooo:paragraph-rsid="005a2b73"/>
    </style:style>
    <style:style style:name="P51" style:family="paragraph" style:parent-style-name="Heading_20_2">
      <style:text-properties officeooo:rsid="006a9423" officeooo:paragraph-rsid="0066783c"/>
    </style:style>
    <style:style style:name="P52" style:family="paragraph" style:parent-style-name="Heading_20_2">
      <style:text-properties officeooo:rsid="00b0a611" officeooo:paragraph-rsid="00b0a611"/>
    </style:style>
    <style:style style:name="P53" style:family="paragraph" style:parent-style-name="Heading_20_1">
      <style:text-properties fo:language="en" fo:country="US" style:language-complex="ar" style:country-complex="SA"/>
    </style:style>
    <style:style style:name="P54" style:family="paragraph" style:parent-style-name="Heading_20_1">
      <style:paragraph-properties fo:break-before="page"/>
      <style:text-properties fo:language="en" fo:country="US" style:language-complex="ar" style:country-complex="SA"/>
    </style:style>
    <style:style style:name="P55" style:family="paragraph" style:parent-style-name="Heading_20_3">
      <style:text-properties fo:language="en" fo:country="US" officeooo:rsid="006228ab" officeooo:paragraph-rsid="006228ab" style:language-complex="ar" style:country-complex="SA"/>
    </style:style>
    <style:style style:name="P56" style:family="paragraph" style:parent-style-name="Body" style:list-style-name="L1">
      <style:text-properties fo:language="en" fo:country="US" officeooo:rsid="002b3ce6" officeooo:paragraph-rsid="002b3ce6" style:language-complex="ar" style:country-complex="SA"/>
    </style:style>
    <style:style style:name="P57" style:family="paragraph" style:parent-style-name="Body">
      <style:text-properties fo:language="en" fo:country="US" officeooo:rsid="002b3ce6" officeooo:paragraph-rsid="002b3ce6" style:language-complex="ar" style:country-complex="SA"/>
    </style:style>
    <style:style style:name="P58" style:family="paragraph" style:parent-style-name="Body" style:list-style-name="L1">
      <style:text-properties fo:language="en" fo:country="US" officeooo:rsid="00d02e11" officeooo:paragraph-rsid="002b3ce6" style:language-complex="ar" style:country-complex="SA"/>
    </style:style>
    <style:style style:name="P59" style:family="paragraph" style:parent-style-name="Body" style:list-style-name="L1">
      <style:text-properties fo:language="en" fo:country="US" officeooo:rsid="00acb649" officeooo:paragraph-rsid="00acb649" style:language-complex="ar" style:country-complex="SA"/>
    </style:style>
    <style:style style:name="P60" style:family="paragraph" style:parent-style-name="Body" style:list-style-name="L1">
      <style:text-properties fo:language="en" fo:country="US" officeooo:rsid="00b1fe7b" officeooo:paragraph-rsid="00b1fe7b" style:language-complex="ar" style:country-complex="SA"/>
    </style:style>
    <style:style style:name="P61" style:family="paragraph" style:parent-style-name="Body" style:list-style-name="L1">
      <style:text-properties fo:language="en" fo:country="US" officeooo:rsid="00bb6112" officeooo:paragraph-rsid="00bd5191" style:language-complex="ar" style:country-complex="SA"/>
    </style:style>
    <style:style style:name="P62" style:family="paragraph" style:parent-style-name="Body" style:list-style-name="L1">
      <style:text-properties fo:language="en" fo:country="US" officeooo:rsid="00bd5191" officeooo:paragraph-rsid="00bd5191" style:language-complex="ar" style:country-complex="SA"/>
    </style:style>
    <style:style style:name="P63" style:family="paragraph" style:parent-style-name="Body" style:list-style-name="L1">
      <style:text-properties fo:language="en" fo:country="US" officeooo:rsid="00ce3260" officeooo:paragraph-rsid="00ce3260" style:language-complex="ar" style:country-complex="SA"/>
    </style:style>
    <style:style style:name="P64" style:family="paragraph" style:parent-style-name="Body" style:list-style-name="L1">
      <style:text-properties fo:language="en" fo:country="US" officeooo:rsid="00d83d40" officeooo:paragraph-rsid="00d83d40" style:language-complex="ar" style:country-complex="SA"/>
    </style:style>
    <style:style style:name="P65" style:family="paragraph" style:parent-style-name="Body">
      <style:text-properties officeooo:rsid="004afbc5" officeooo:paragraph-rsid="004afbc5"/>
    </style:style>
    <style:style style:name="P66" style:family="paragraph" style:parent-style-name="Body">
      <style:text-properties officeooo:rsid="00d2a9ea" officeooo:paragraph-rsid="00d2a9ea"/>
    </style:style>
    <style:style style:name="P67" style:family="paragraph" style:parent-style-name="Body">
      <style:text-properties officeooo:rsid="0085c52f" officeooo:paragraph-rsid="0085c52f"/>
    </style:style>
    <style:style style:name="P68" style:family="paragraph" style:parent-style-name="Body">
      <style:text-properties officeooo:rsid="006a9423" officeooo:paragraph-rsid="0074743a"/>
    </style:style>
    <style:style style:name="P69" style:family="paragraph" style:parent-style-name="Body">
      <style:text-properties officeooo:paragraph-rsid="005a2b73"/>
    </style:style>
    <style:style style:name="P70" style:family="paragraph" style:parent-style-name="Body">
      <style:text-properties officeooo:rsid="0042e7f3" officeooo:paragraph-rsid="0042e7f3"/>
    </style:style>
    <style:style style:name="P71" style:family="paragraph" style:parent-style-name="Body">
      <style:text-properties officeooo:rsid="003e16cd" officeooo:paragraph-rsid="003e16cd"/>
    </style:style>
    <style:style style:name="P72" style:family="paragraph" style:parent-style-name="Body">
      <style:text-properties officeooo:rsid="003a9cd2" officeooo:paragraph-rsid="003a9cd2"/>
    </style:style>
    <style:style style:name="P73" style:family="paragraph" style:parent-style-name="Body">
      <style:text-properties officeooo:rsid="0038eef3" officeooo:paragraph-rsid="0038eef3"/>
    </style:style>
    <style:style style:name="P74" style:family="paragraph" style:parent-style-name="Body">
      <style:text-properties officeooo:rsid="00385959" officeooo:paragraph-rsid="00385959"/>
    </style:style>
    <style:style style:name="P75" style:family="paragraph" style:parent-style-name="Body">
      <style:text-properties officeooo:paragraph-rsid="006c5e2f"/>
    </style:style>
    <style:style style:name="P76" style:family="paragraph" style:parent-style-name="Body">
      <style:text-properties officeooo:rsid="0042bbef" officeooo:paragraph-rsid="0042bbef"/>
    </style:style>
    <style:style style:name="P77" style:family="paragraph" style:parent-style-name="Body">
      <style:text-properties officeooo:rsid="006c5e2f" officeooo:paragraph-rsid="006c5e2f"/>
    </style:style>
    <style:style style:name="P78" style:family="paragraph" style:parent-style-name="Body">
      <style:text-properties officeooo:rsid="0025758c" officeooo:paragraph-rsid="0025758c"/>
    </style:style>
    <style:style style:name="P79" style:family="paragraph" style:parent-style-name="Body">
      <style:text-properties officeooo:rsid="008dc9cf" officeooo:paragraph-rsid="008dc9cf"/>
    </style:style>
    <style:style style:name="P80" style:family="paragraph" style:parent-style-name="Body">
      <style:text-properties officeooo:rsid="00887c62" officeooo:paragraph-rsid="00887c62"/>
    </style:style>
    <style:style style:name="P81" style:family="paragraph" style:parent-style-name="Body">
      <style:text-properties officeooo:rsid="008a207e" officeooo:paragraph-rsid="008a207e"/>
    </style:style>
    <style:style style:name="P82" style:family="paragraph" style:parent-style-name="Body">
      <style:text-properties officeooo:rsid="006228ab" officeooo:paragraph-rsid="006228ab"/>
    </style:style>
    <style:style style:name="P83" style:family="paragraph" style:parent-style-name="Body">
      <style:text-properties officeooo:rsid="005e7142" officeooo:paragraph-rsid="005e7142"/>
    </style:style>
    <style:style style:name="P84" style:family="paragraph" style:parent-style-name="Body">
      <style:text-properties officeooo:paragraph-rsid="006fe64b"/>
    </style:style>
    <style:style style:name="P85" style:family="paragraph" style:parent-style-name="Body">
      <style:text-properties officeooo:rsid="00255d33" officeooo:paragraph-rsid="00541bc5"/>
    </style:style>
    <style:style style:name="P86" style:family="paragraph" style:parent-style-name="Body">
      <style:text-properties officeooo:rsid="00254f49" officeooo:paragraph-rsid="00254f49"/>
    </style:style>
    <style:style style:name="P87" style:family="paragraph" style:parent-style-name="Body">
      <style:text-properties officeooo:rsid="0045d5ef" officeooo:paragraph-rsid="0045d5ef"/>
    </style:style>
    <style:style style:name="P88" style:family="paragraph" style:parent-style-name="Body">
      <style:text-properties officeooo:rsid="0024ac2d" officeooo:paragraph-rsid="0024ac2d"/>
    </style:style>
    <style:style style:name="P89" style:family="paragraph" style:parent-style-name="Body">
      <style:text-properties officeooo:rsid="00d80aeb" officeooo:paragraph-rsid="00d80aeb"/>
    </style:style>
    <style:style style:name="P90" style:family="paragraph" style:parent-style-name="Footer">
      <style:text-properties officeooo:paragraph-rsid="0020cd04"/>
    </style:style>
    <style:style style:name="P9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92"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93"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94" style:family="paragraph" style:parent-style-name="Document_20_Title" style:master-page-name="First_20_Page">
      <style:paragraph-properties style:page-number="auto"/>
      <style:text-properties fo:font-size="10pt" fo:language="en" fo:country="US" fo:font-style="italic" style:font-size-asian="10pt" style:font-style-asian="italic" style:language-complex="ar" style:country-complex="SA"/>
    </style:style>
    <style:style style:name="P95" style:family="paragraph" style:parent-style-name="CellBody">
      <style:text-properties fo:language="en" fo:country="US" officeooo:rsid="00d1c071" officeooo:paragraph-rsid="00d1c071" style:language-complex="ar" style:country-complex="SA"/>
    </style:style>
    <style:style style:name="P96" style:family="paragraph" style:parent-style-name="CellBody">
      <style:paragraph-properties fo:keep-with-next="always" style:snap-to-layout-grid="false"/>
      <style:text-properties fo:language="en" fo:country="US" officeooo:rsid="00d8eadc" officeooo:paragraph-rsid="00d8eadc" style:language-complex="ar" style:country-complex="SA"/>
    </style:style>
    <style:style style:name="P97" style:family="paragraph" style:parent-style-name="Definition_20_Term">
      <style:text-properties fo:language="en" fo:country="US" style:language-complex="ar" style:country-complex="SA"/>
    </style:style>
    <style:style style:name="P98" style:family="paragraph" style:parent-style-name="Legals">
      <style:text-properties officeooo:paragraph-rsid="0020cd04"/>
    </style:style>
    <style:style style:name="T1" style:family="text">
      <style:text-properties fo:language="en" fo:country="US" fo:font-weight="bold" style:font-weight-asian="bold" style:language-complex="ar" style:country-complex="SA" style:font-weight-complex="bold"/>
    </style:style>
    <style:style style:name="T2" style:family="text">
      <style:text-properties fo:language="en" fo:country="US" style:language-complex="ar" style:country-complex="SA"/>
    </style:style>
    <style:style style:name="T3" style:family="text">
      <style:text-properties fo:language="en" fo:country="US" officeooo:rsid="004cc901" style:language-complex="ar" style:country-complex="SA"/>
    </style:style>
    <style:style style:name="T4" style:family="text">
      <style:text-properties officeooo:rsid="0067aa05"/>
    </style:style>
    <style:style style:name="T5" style:family="text">
      <style:text-properties fo:color="#000000" style:font-name="Arial" fo:font-size="10pt" style:font-name-asian="Times New Roman" style:font-size-asian="10pt" style:font-name-complex="Times New Roman" style:font-size-complex="10pt"/>
    </style:style>
    <style:style style:name="T6" style:family="text">
      <style:text-properties officeooo:rsid="00325bef"/>
    </style:style>
    <style:style style:name="T7" style:family="text">
      <style:text-properties officeooo:rsid="00324b78"/>
    </style:style>
    <style:style style:name="T8" style:family="text">
      <style:text-properties officeooo:rsid="0019f0d1"/>
    </style:style>
    <style:style style:name="T9" style:family="text">
      <style:text-properties fo:color="#000000" style:font-name="Arial" fo:font-size="10pt" style:font-name-asian="Times New Roman" style:font-size-asian="10pt" style:font-name-complex="Times New Roman" style:font-size-complex="10pt"/>
    </style:style>
    <style:style style:name="T10" style:family="text">
      <style:text-properties fo:color="#000000" style:font-name="Arial" fo:font-size="10pt" officeooo:rsid="00ad38a0" style:font-name-asian="Times New Roman" style:font-size-asian="10pt" style:font-name-complex="Times New Roman" style:font-size-complex="10pt"/>
    </style:style>
    <style:style style:name="T11" style:family="text">
      <style:text-properties fo:color="#000000" style:font-name="Arial" fo:font-size="10pt" fo:language="en" fo:country="US" officeooo:rsid="006388e8" style:font-name-asian="Times New Roman" style:font-size-asian="10pt" style:font-name-complex="Times New Roman" style:font-size-complex="10pt" style:language-complex="ar" style:country-complex="SA"/>
    </style:style>
    <style:style style:name="T12" style:family="text">
      <style:text-properties officeooo:rsid="00325bef"/>
    </style:style>
    <style:style style:name="T13" style:family="text">
      <style:text-properties fo:language="en" fo:country="US" style:language-complex="ar" style:country-complex="SA"/>
    </style:style>
    <style:style style:name="T14" style:family="text">
      <style:text-properties fo:language="en" fo:country="US" officeooo:rsid="0055c5f8" style:language-complex="ar" style:country-complex="SA"/>
    </style:style>
    <style:style style:name="T15" style:family="text">
      <style:text-properties fo:language="en" fo:country="US" officeooo:rsid="002632b5" style:language-complex="ar" style:country-complex="SA"/>
    </style:style>
    <style:style style:name="T16" style:family="text">
      <style:text-properties fo:language="en" fo:country="US" officeooo:rsid="004fedf0" style:language-complex="ar" style:country-complex="SA"/>
    </style:style>
    <style:style style:name="T17" style:family="text">
      <style:text-properties fo:language="en" fo:country="US" officeooo:rsid="0027224c" style:language-complex="ar" style:country-complex="SA"/>
    </style:style>
    <style:style style:name="T18" style:family="text">
      <style:text-properties fo:language="en" fo:country="US" officeooo:rsid="001febee" style:language-complex="ar" style:country-complex="SA"/>
    </style:style>
    <style:style style:name="T19" style:family="text">
      <style:text-properties fo:language="en" fo:country="US" officeooo:rsid="004cc901" style:language-complex="ar" style:country-complex="SA"/>
    </style:style>
    <style:style style:name="T20" style:family="text">
      <style:text-properties fo:language="en" fo:country="US" officeooo:rsid="004e5d25" style:language-complex="ar" style:country-complex="SA"/>
    </style:style>
    <style:style style:name="T21" style:family="text">
      <style:text-properties fo:language="en" fo:country="US" officeooo:rsid="00541bc5" style:language-complex="ar" style:country-complex="SA"/>
    </style:style>
    <style:style style:name="T22" style:family="text">
      <style:text-properties fo:language="en" fo:country="US" officeooo:rsid="0056df4c" style:language-complex="ar" style:country-complex="SA"/>
    </style:style>
    <style:style style:name="T23" style:family="text">
      <style:text-properties fo:language="en" fo:country="US" officeooo:rsid="0057fa0c" style:language-complex="ar" style:country-complex="SA"/>
    </style:style>
    <style:style style:name="T24" style:family="text">
      <style:text-properties fo:language="en" fo:country="US" officeooo:rsid="00581d98" style:language-complex="ar" style:country-complex="SA"/>
    </style:style>
    <style:style style:name="T25" style:family="text">
      <style:text-properties fo:language="en" fo:country="US" officeooo:rsid="005d16e7" style:language-complex="ar" style:country-complex="SA"/>
    </style:style>
    <style:style style:name="T26" style:family="text">
      <style:text-properties fo:language="en" fo:country="US" officeooo:rsid="006228ab" style:language-complex="ar" style:country-complex="SA"/>
    </style:style>
    <style:style style:name="T27" style:family="text">
      <style:text-properties fo:language="en" fo:country="US" officeooo:rsid="006388e8" style:language-complex="ar" style:country-complex="SA"/>
    </style:style>
    <style:style style:name="T28" style:family="text">
      <style:text-properties fo:language="en" fo:country="US" officeooo:rsid="0064f0f2" style:language-complex="ar" style:country-complex="SA"/>
    </style:style>
    <style:style style:name="T29" style:family="text">
      <style:text-properties fo:language="en" fo:country="US" officeooo:rsid="006fe64b" style:language-complex="ar" style:country-complex="SA"/>
    </style:style>
    <style:style style:name="T30" style:family="text">
      <style:text-properties fo:language="en" fo:country="US" officeooo:rsid="007054ee" style:language-complex="ar" style:country-complex="SA"/>
    </style:style>
    <style:style style:name="T31" style:family="text">
      <style:text-properties fo:language="en" fo:country="US" officeooo:rsid="007202ab" style:language-complex="ar" style:country-complex="SA"/>
    </style:style>
    <style:style style:name="T32" style:family="text">
      <style:text-properties fo:language="en" fo:country="US" officeooo:rsid="00840782" style:language-complex="ar" style:country-complex="SA"/>
    </style:style>
    <style:style style:name="T33" style:family="text">
      <style:text-properties fo:language="en" fo:country="US" officeooo:rsid="008922ee" style:language-complex="ar" style:country-complex="SA"/>
    </style:style>
    <style:style style:name="T34" style:family="text">
      <style:text-properties fo:language="en" fo:country="US" officeooo:rsid="008a207e" style:language-complex="ar" style:country-complex="SA"/>
    </style:style>
    <style:style style:name="T35" style:family="text">
      <style:text-properties fo:language="en" fo:country="US" officeooo:rsid="008aecc6" style:language-complex="ar" style:country-complex="SA"/>
    </style:style>
    <style:style style:name="T36" style:family="text">
      <style:text-properties fo:language="en" fo:country="US" officeooo:rsid="008b936d" style:language-complex="ar" style:country-complex="SA"/>
    </style:style>
    <style:style style:name="T37" style:family="text">
      <style:text-properties fo:language="en" fo:country="US" officeooo:rsid="008bc5d1" style:language-complex="ar" style:country-complex="SA"/>
    </style:style>
    <style:style style:name="T38" style:family="text">
      <style:text-properties fo:language="en" fo:country="US" officeooo:rsid="008d344a" style:language-complex="ar" style:country-complex="SA"/>
    </style:style>
    <style:style style:name="T39" style:family="text">
      <style:text-properties fo:language="en" fo:country="US" officeooo:rsid="008dc9cf" style:language-complex="ar" style:country-complex="SA"/>
    </style:style>
    <style:style style:name="T40" style:family="text">
      <style:text-properties fo:language="en" fo:country="US" officeooo:rsid="008fb369" style:language-complex="ar" style:country-complex="SA"/>
    </style:style>
    <style:style style:name="T41" style:family="text">
      <style:text-properties fo:language="en" fo:country="US" officeooo:rsid="00906dd0" style:language-complex="ar" style:country-complex="SA"/>
    </style:style>
    <style:style style:name="T42" style:family="text">
      <style:text-properties fo:language="en" fo:country="US" officeooo:rsid="0091b30f" style:language-complex="ar" style:country-complex="SA"/>
    </style:style>
    <style:style style:name="T43" style:family="text">
      <style:text-properties fo:language="en" fo:country="US" officeooo:rsid="0094c308" style:language-complex="ar" style:country-complex="SA"/>
    </style:style>
    <style:style style:name="T44" style:family="text">
      <style:text-properties fo:language="en" fo:country="US" officeooo:rsid="00985587" style:language-complex="ar" style:country-complex="SA"/>
    </style:style>
    <style:style style:name="T45" style:family="text">
      <style:text-properties fo:language="en" fo:country="US" officeooo:rsid="00991f90" style:language-complex="ar" style:country-complex="SA"/>
    </style:style>
    <style:style style:name="T46" style:family="text">
      <style:text-properties fo:language="en" fo:country="US" officeooo:rsid="00d2a9ea" style:language-complex="ar" style:country-complex="SA"/>
    </style:style>
    <style:style style:name="T47" style:family="text">
      <style:text-properties fo:language="en" fo:country="US" fo:font-weight="bold" style:font-weight-asian="bold" style:language-complex="ar" style:country-complex="SA" style:font-weight-complex="bold"/>
    </style:style>
    <style:style style:name="T48" style:family="text">
      <style:text-properties fo:language="en" fo:country="US" fo:font-weight="bold" officeooo:rsid="00840782" style:font-weight-asian="bold" style:language-complex="ar" style:country-complex="SA" style:font-weight-complex="bold"/>
    </style:style>
    <style:style style:name="T49" style:family="text">
      <style:text-properties fo:language="en" fo:country="US" fo:font-weight="bold" officeooo:rsid="008d344a" style:font-weight-asian="bold" style:language-complex="ar" style:country-complex="SA" style:font-weight-complex="bold"/>
    </style:style>
    <style:style style:name="T50" style:family="text">
      <style:text-properties fo:language="en" fo:country="US" fo:font-weight="bold" officeooo:rsid="0097af09" style:font-weight-asian="bold" style:language-complex="ar" style:country-complex="SA" style:font-weight-complex="bold"/>
    </style:style>
    <style:style style:name="T51" style:family="text">
      <style:text-properties fo:language="en" fo:country="US" fo:font-weight="bold" officeooo:rsid="009b6b4b" style:font-weight-asian="bold" style:language-complex="ar" style:country-complex="SA" style:font-weight-complex="bold"/>
    </style:style>
    <style:style style:name="T52" style:family="text">
      <style:text-properties fo:font-size="14pt" fo:font-weight="normal" style:font-size-asian="14pt" style:font-weight-asian="normal"/>
    </style:style>
    <style:style style:name="T53" style:family="text">
      <style:text-properties style:font-name="Courier New"/>
    </style:style>
    <style:style style:name="T54" style:family="text">
      <style:text-properties officeooo:rsid="0037bafd"/>
    </style:style>
    <style:style style:name="T55" style:family="text">
      <style:text-properties officeooo:rsid="0038eef3"/>
    </style:style>
    <style:style style:name="T56" style:family="text">
      <style:text-properties officeooo:rsid="003c7967"/>
    </style:style>
    <style:style style:name="T57" style:family="text">
      <style:text-properties officeooo:rsid="003feda6"/>
    </style:style>
    <style:style style:name="T58" style:family="text">
      <style:text-properties officeooo:rsid="004102a8"/>
    </style:style>
    <style:style style:name="T59" style:family="text">
      <style:text-properties officeooo:rsid="0045d5ef"/>
    </style:style>
    <style:style style:name="T60" style:family="text">
      <style:text-properties officeooo:rsid="004a4ef4"/>
    </style:style>
    <style:style style:name="T61" style:family="text">
      <style:text-properties officeooo:rsid="004cc901"/>
    </style:style>
    <style:style style:name="T62" style:family="text">
      <style:text-properties officeooo:rsid="0052b347"/>
    </style:style>
    <style:style style:name="T63" style:family="text">
      <style:text-properties officeooo:rsid="0053b577"/>
    </style:style>
    <style:style style:name="T64" style:family="text">
      <style:text-properties officeooo:rsid="0067aa05"/>
    </style:style>
    <style:style style:name="T65" style:family="text">
      <style:text-properties officeooo:rsid="006bba90"/>
    </style:style>
    <style:style style:name="T66" style:family="text">
      <style:text-properties officeooo:rsid="006eb744"/>
    </style:style>
    <style:style style:name="T67" style:family="text">
      <style:text-properties officeooo:rsid="0072064b"/>
    </style:style>
    <style:style style:name="T68" style:family="text">
      <style:text-properties officeooo:rsid="00729769"/>
    </style:style>
    <style:style style:name="T69" style:family="text">
      <style:text-properties officeooo:rsid="007afd4e"/>
    </style:style>
    <style:style style:name="T70" style:family="text">
      <style:text-properties officeooo:rsid="0086826e"/>
    </style:style>
    <style:style style:name="T71" style:family="text">
      <style:text-properties officeooo:rsid="009a7c8c"/>
    </style:style>
    <style:style style:name="T72" style:family="text">
      <style:text-properties officeooo:rsid="00a4941a"/>
    </style:style>
    <style:style style:name="T73" style:family="text">
      <style:text-properties officeooo:rsid="00aad87d"/>
    </style:style>
    <style:style style:name="T74" style:family="text">
      <style:text-properties officeooo:rsid="00ab6d3e"/>
    </style:style>
    <style:style style:name="T75" style:family="text">
      <style:text-properties officeooo:rsid="00aba71d"/>
    </style:style>
    <style:style style:name="T76" style:family="text">
      <style:text-properties officeooo:rsid="00ae8441"/>
    </style:style>
    <style:style style:name="T77" style:family="text">
      <style:text-properties officeooo:rsid="00aed18b"/>
    </style:style>
    <style:style style:name="T78" style:family="text">
      <style:text-properties officeooo:rsid="00af3b9a"/>
    </style:style>
    <style:style style:name="T79" style:family="text">
      <style:text-properties officeooo:rsid="00b55d72"/>
    </style:style>
    <style:style style:name="T80" style:family="text">
      <style:text-properties officeooo:rsid="00b7737e"/>
    </style:style>
    <style:style style:name="T81" style:family="text">
      <style:text-properties officeooo:rsid="00bbf8dc"/>
    </style:style>
    <style:style style:name="T82" style:family="text">
      <style:text-properties officeooo:rsid="00bdfcc8"/>
    </style:style>
    <style:style style:name="T83" style:family="text">
      <style:text-properties officeooo:rsid="00be4318"/>
    </style:style>
    <style:style style:name="T84" style:family="text">
      <style:text-properties officeooo:rsid="00c17faa"/>
    </style:style>
    <style:style style:name="T85" style:family="text">
      <style:text-properties officeooo:rsid="00c4ec6c"/>
    </style:style>
    <style:style style:name="T86" style:family="text">
      <style:text-properties officeooo:rsid="00c62f25"/>
    </style:style>
    <style:style style:name="T87" style:family="text">
      <style:text-properties officeooo:rsid="00c7d831"/>
    </style:style>
    <style:style style:name="T88" style:family="text">
      <style:text-properties officeooo:rsid="00324b78"/>
    </style:style>
    <style:style style:name="T89" style:family="text">
      <style:text-properties officeooo:rsid="00d8ea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05553118201584" text:id="ct105553118201584">
          <text:insertion>
            <office:change-info>
              <dc:creator>David Bosschaert</dc:creator>
              <dc:date>2018-06-26T05:00:18</dc:date>
            </office:change-info>
          </text:insertion>
        </text:changed-region>
        <text:changed-region xml:id="ct105553118184544" text:id="ct105553118184544">
          <text:insertion>
            <office:change-info>
              <dc:creator>David Bosschaert</dc:creator>
              <dc:date>2018-06-26T05:00:20</dc:date>
            </office:change-info>
          </text:insertion>
        </text:changed-region>
        <text:changed-region xml:id="ct105553118184784" text:id="ct105553118184784">
          <text:insertion>
            <office:change-info>
              <dc:creator>David Bosschaert</dc:creator>
              <dc:date>2018-06-26T12:39:45</dc:date>
            </office:change-info>
          </text:insertion>
        </text:changed-region>
        <text:changed-region xml:id="ct105553118185024" text:id="ct105553118185024">
          <text:insertion>
            <office:change-info>
              <dc:creator>David Bosschaert</dc:creator>
              <dc:date>2018-06-26T05:00:27</dc:date>
            </office:change-info>
          </text:insertion>
        </text:changed-region>
        <text:changed-region xml:id="ct106927509787136" text:id="ct106927509787136">
          <text:insertion>
            <office:change-info>
              <dc:creator>David Bosschaert</dc:creator>
              <dc:date>2018-10-01T10:21:53</dc:date>
            </office:change-info>
          </text:insertion>
        </text:changed-region>
        <text:changed-region xml:id="ct106652631940912" text:id="ct106652631940912">
          <text:insertion>
            <office:change-info>
              <dc:creator>David Bosschaert</dc:creator>
              <dc:date>2018-10-01T10:22:00</dc:date>
            </office:change-info>
          </text:insertion>
        </text:changed-region>
        <text:changed-region xml:id="ct106927509786176" text:id="ct106927509786176">
          <text:insertion>
            <office:change-info>
              <dc:creator>David Bosschaert</dc:creator>
              <dc:date>2018-10-01T10:22:08</dc:date>
            </office:change-info>
          </text:insertion>
        </text:changed-region>
        <text:changed-region xml:id="ct106102876111424" text:id="ct106102876111424">
          <text:insertion>
            <office:change-info>
              <dc:creator>David Bosschaert</dc:creator>
              <dc:date>2018-10-01T10:31:20</dc:date>
            </office:change-info>
          </text:insertion>
        </text:changed-region>
        <text:changed-region xml:id="ct105827996058128" text:id="ct105827996058128">
          <text:insertion>
            <office:change-info>
              <dc:creator>David Bosschaert</dc:creator>
              <dc:date>2018-06-26T05:01:22</dc:date>
            </office:change-info>
          </text:insertion>
        </text:changed-region>
        <text:changed-region xml:id="ct105827996058368" text:id="ct105827996058368">
          <text:insertion>
            <office:change-info>
              <dc:creator>David Bosschaert</dc:creator>
              <dc:date>2018-06-26T05:02:00</dc:date>
            </office:change-info>
          </text:insertion>
        </text:changed-region>
        <text:changed-region xml:id="ct105827996058608" text:id="ct105827996058608">
          <text:insertion>
            <office:change-info>
              <dc:creator>David Bosschaert</dc:creator>
              <dc:date>2018-06-26T05:01:02</dc:date>
            </office:change-info>
          </text:insertion>
        </text:changed-region>
        <text:changed-region xml:id="ct105827996058848" text:id="ct105827996058848">
          <text:insertion>
            <office:change-info>
              <dc:creator>David Bosschaert</dc:creator>
              <dc:date>2018-06-26T05:20:02</dc:date>
            </office:change-info>
          </text:insertion>
        </text:changed-region>
        <text:changed-region xml:id="ct105827996059088" text:id="ct105827996059088">
          <text:insertion>
            <office:change-info>
              <dc:creator>David Bosschaert</dc:creator>
              <dc:date>2018-06-26T05:01:02</dc:date>
            </office:change-info>
          </text:insertion>
        </text:changed-region>
        <text:changed-region xml:id="ct105827996059328" text:id="ct105827996059328">
          <text:insertion>
            <office:change-info>
              <dc:creator>David Bosschaert</dc:creator>
              <dc:date>2018-06-26T05:19:30</dc:date>
            </office:change-info>
          </text:insertion>
        </text:changed-region>
        <text:changed-region xml:id="ct105827996059568" text:id="ct105827996059568">
          <text:insertion>
            <office:change-info>
              <dc:creator>David Bosschaert</dc:creator>
              <dc:date>2018-06-26T05:01:02</dc:date>
            </office:change-info>
          </text:insertion>
        </text:changed-region>
        <text:changed-region xml:id="ct105827996059808" text:id="ct105827996059808">
          <text:insertion>
            <office:change-info>
              <dc:creator>David Bosschaert</dc:creator>
              <dc:date>2018-06-26T05:24:54</dc:date>
            </office:change-info>
          </text:insertion>
        </text:changed-region>
        <text:changed-region xml:id="ct105827996060048" text:id="ct105827996060048">
          <text:insertion>
            <office:change-info>
              <dc:creator>David Bosschaert</dc:creator>
              <dc:date>2018-06-26T05:01:02</dc:date>
            </office:change-info>
          </text:insertion>
        </text:changed-region>
        <text:changed-region xml:id="ct105827996060288" text:id="ct105827996060288">
          <text:insertion>
            <office:change-info>
              <dc:creator>David Bosschaert</dc:creator>
              <dc:date>2018-06-26T05:27:59</dc:date>
            </office:change-info>
          </text:insertion>
        </text:changed-region>
        <text:changed-region xml:id="ct106927507686384" text:id="ct106927507686384">
          <text:insertion>
            <office:change-info>
              <dc:creator>David Bosschaert</dc:creator>
              <dc:date>2018-06-26T05:01:02</dc:date>
            </office:change-info>
          </text:insertion>
        </text:changed-region>
        <text:changed-region xml:id="ct106927507687104" text:id="ct106927507687104">
          <text:insertion>
            <office:change-info>
              <dc:creator>David Bosschaert</dc:creator>
              <dc:date>2018-06-26T05:34:48</dc:date>
            </office:change-info>
          </text:insertion>
        </text:changed-region>
        <text:changed-region xml:id="ct106927507687344" text:id="ct106927507687344">
          <text:insertion>
            <office:change-info>
              <dc:creator>David Bosschaert</dc:creator>
              <dc:date>2018-06-26T05:01:02</dc:date>
            </office:change-info>
          </text:insertion>
        </text:changed-region>
        <text:changed-region xml:id="ct106927507687584" text:id="ct106927507687584">
          <text:insertion>
            <office:change-info>
              <dc:creator>David Bosschaert</dc:creator>
              <dc:date>2018-06-26T05:29:40</dc:date>
            </office:change-info>
          </text:insertion>
        </text:changed-region>
        <text:changed-region xml:id="ct106927507687824" text:id="ct106927507687824">
          <text:insertion>
            <office:change-info>
              <dc:creator>David Bosschaert</dc:creator>
              <dc:date>2018-06-26T05:01:02</dc:date>
            </office:change-info>
          </text:insertion>
        </text:changed-region>
        <text:changed-region xml:id="ct106102876100384" text:id="ct106102876100384">
          <text:deletion>
            <office:change-info>
              <dc:creator>David Bosschaert</dc:creator>
              <dc:date>2018-10-01T10:22:40</dc:date>
            </office:change-info>
            <text:p text:style-name="P1"><text:span text:style-name="T1">Application</text:span><text:span text:style-name="T2"> – An application is a complete definition of an entire runtime, including </text:span><text:span text:style-name="T3">the specific versions of </text:span><text:span text:style-name="T2">all of its dependencies and transitive dependencies. It also includes custom artifacts, such as data files and configuration. An application may have a number of </text:span><text:span text:style-name="T3">configuration </text:span><text:span text:style-name="T2">elements </text:span><text:span text:style-name="T3">specified </text:span><text:span text:style-name="T2">at startup.</text:span></text:p>
            <text:p text:style-name="P1"><text:span text:style-name="T1"/></text:p>
          </text:deletion>
        </text:changed-region>
        <text:changed-region xml:id="ct106652629779440" text:id="ct106652629779440">
          <text:deletion>
            <office:change-info>
              <dc:creator>David Bosschaert</dc:creator>
              <dc:date>2018-10-01T10:22:48</dc:date>
            </office:change-info>
            <text:p text:style-name="P1"><text:span text:style-name="T2">include</text:span></text:p>
          </text:deletion>
        </text:changed-region>
        <text:changed-region xml:id="ct106652631944992" text:id="ct106652631944992">
          <text:insertion>
            <office:change-info>
              <dc:creator>David Bosschaert</dc:creator>
              <dc:date>2018-10-01T10:22:48</dc:date>
            </office:change-info>
          </text:insertion>
        </text:changed-region>
        <text:changed-region xml:id="ct106652631932512" text:id="ct106652631932512">
          <text:deletion>
            <office:change-info>
              <dc:creator>David Bosschaert</dc:creator>
              <dc:date>2018-10-01T10:22:59</dc:date>
            </office:change-info>
            <text:p text:style-name="P1"><text:span text:style-name="T2">Different than for applications, features may use version ranges for dependencies.</text:span></text:p>
          </text:deletion>
        </text:changed-region>
        <text:changed-region xml:id="ct105553122301088" text:id="ct105553122301088">
          <text:insertion>
            <office:change-info>
              <dc:creator>David Bosschaert</dc:creator>
              <dc:date>2018-10-01T10:23:00</dc:date>
            </office:change-info>
          </text:insertion>
        </text:changed-region>
        <text:changed-region xml:id="ct105553122301328" text:id="ct105553122301328">
          <text:insertion>
            <office:change-info>
              <dc:creator>David Bosschaert</dc:creator>
              <dc:date>2018-10-01T10:24:00</dc:date>
            </office:change-info>
          </text:insertion>
        </text:changed-region>
        <text:changed-region xml:id="ct105827998114720" text:id="ct105827998114720">
          <text:insertion>
            <office:change-info>
              <dc:creator>David Bosschaert</dc:creator>
              <dc:date>2018-10-01T10:25:00</dc:date>
            </office:change-info>
          </text:insertion>
        </text:changed-region>
        <text:changed-region xml:id="ct106927507689264" text:id="ct106927507689264">
          <text:insertion>
            <office:change-info>
              <dc:creator>David Bosschaert</dc:creator>
              <dc:date>2018-06-26T05:05:16</dc:date>
            </office:change-info>
          </text:insertion>
        </text:changed-region>
        <text:changed-region xml:id="ct106652631929872" text:id="ct106652631929872">
          <text:insertion>
            <office:change-info>
              <dc:creator>David Bosschaert</dc:creator>
              <dc:date>2018-10-01T10:27:13</dc:date>
            </office:change-info>
          </text:insertion>
        </text:changed-region>
        <text:changed-region xml:id="ct105827998118560" text:id="ct105827998118560">
          <text:deletion>
            <office:change-info>
              <dc:creator>David Bosschaert</dc:creator>
              <dc:date>2018-10-01T10:27:13</dc:date>
            </office:change-info>
            <text:p text:style-name="P2"><text:span text:style-name="T4">Harry is a developer for an OSGi-based application. The application is extensible and can be customized by providing additional features, which contain a number of bundles, configuration and other artifacts. The feature provides a clean mechanism to describe all the resources required by the application’s plugin. </text:span></text:p>
          </text:deletion>
        </text:changed-region>
        <text:changed-region xml:id="ct106377753940128" text:id="ct106377753940128">
          <text:insertion>
            <office:change-info>
              <dc:creator>David Bosschaert</dc:creator>
              <dc:date>2018-10-01T10:27:28</dc:date>
            </office:change-info>
          </text:insertion>
        </text:changed-region>
        <text:changed-region xml:id="ct106377753938928" text:id="ct106377753938928">
          <text:deletion>
            <office:change-info>
              <dc:creator>David Bosschaert</dc:creator>
              <dc:date>2018-10-01T10:27:36</dc:date>
            </office:change-info>
            <text:p text:style-name="P2"><text:span text:style-name="T4">of the application </text:span></text:p>
          </text:deletion>
        </text:changed-region>
        <text:changed-region xml:id="ct106927507689744" text:id="ct106927507689744">
          <text:insertion>
            <office:change-info>
              <dc:creator>David Bosschaert</dc:creator>
              <dc:date>2018-09-18T17:35:24</dc:date>
            </office:change-info>
          </text:insertion>
        </text:changed-region>
        <text:changed-region xml:id="ct106927507689984" text:id="ct106927507689984">
          <text:insertion>
            <office:change-info>
              <dc:creator>David Bosschaert</dc:creator>
              <dc:date>2018-09-18T17:36:39</dc:date>
            </office:change-info>
          </text:insertion>
        </text:changed-region>
        <text:changed-region xml:id="ct106927509809936" text:id="ct106927509809936">
          <text:insertion>
            <office:change-info>
              <dc:creator>David Bosschaert</dc:creator>
              <dc:date>2018-10-01T10:27:43</dc:date>
            </office:change-info>
          </text:insertion>
        </text:changed-region>
        <text:changed-region xml:id="ct106927509807536" text:id="ct106927509807536">
          <text:insertion>
            <office:change-info>
              <dc:creator>David Bosschaert</dc:creator>
              <dc:date>2018-10-01T10:28:00</dc:date>
            </office:change-info>
          </text:insertion>
        </text:changed-region>
        <text:changed-region xml:id="ct106102876101824" text:id="ct106102876101824">
          <text:insertion>
            <office:change-info>
              <dc:creator>David Bosschaert</dc:creator>
              <dc:date>2018-10-01T10:29:00</dc:date>
            </office:change-info>
          </text:insertion>
        </text:changed-region>
        <text:changed-region xml:id="ct106927507690224" text:id="ct106927507690224">
          <text:insertion>
            <office:change-info>
              <dc:creator>David Bosschaert</dc:creator>
              <dc:date>2018-09-18T15:12:27</dc:date>
            </office:change-info>
          </text:insertion>
        </text:changed-region>
        <text:changed-region xml:id="ct106927507690464" text:id="ct106927507690464">
          <text:deletion>
            <office:change-info>
              <dc:creator>David Bosschaert</dc:creator>
              <dc:date>2018-09-18T15:12:30</dc:date>
            </office:change-info>
            <text:p text:style-name="P3">able</text:p>
          </text:deletion>
        </text:changed-region>
        <text:changed-region xml:id="ct106927507690704" text:id="ct106927507690704">
          <text:deletion>
            <office:change-info>
              <dc:creator>David Bosschaert</dc:creator>
              <dc:date>2018-09-18T15:12:49</dc:date>
            </office:change-info>
            <text:list xml:id="list3544865153" text:style-name="L1">
              <text:list-item>
                <text:p text:style-name="P4">FM030 - Multiple features must be described in multiple files.</text:p>
              </text:list-item>
            </text:list>
          </text:deletion>
        </text:changed-region>
        <text:changed-region xml:id="ct106927507690944" text:id="ct106927507690944">
          <text:deletion>
            <office:change-info>
              <dc:creator>David Bosschaert</dc:creator>
              <dc:date>2018-09-18T15:16:40</dc:date>
            </office:change-info>
            <text:p text:style-name="P3">model </text:p>
          </text:deletion>
        </text:changed-region>
        <text:changed-region xml:id="ct106927507691184" text:id="ct106927507691184">
          <text:insertion>
            <office:change-info>
              <dc:creator>David Bosschaert</dc:creator>
              <dc:date>2018-09-18T15:17:23</dc:date>
            </office:change-info>
          </text:insertion>
        </text:changed-region>
        <text:changed-region xml:id="ct106927507691424" text:id="ct106927507691424">
          <text:deletion>
            <office:change-info>
              <dc:creator>David Bosschaert</dc:creator>
              <dc:date>2018-09-18T15:17:30</dc:date>
            </office:change-info>
            <text:p text:style-name="P3">unique identifier</text:p>
          </text:deletion>
        </text:changed-region>
        <text:changed-region xml:id="ct106927507691664" text:id="ct106927507691664">
          <text:deletion>
            <office:change-info>
              <dc:creator>David Bosschaert</dc:creator>
              <dc:date>2018-09-18T15:16:44</dc:date>
            </office:change-info>
            <text:p text:style-name="P3">model </text:p>
          </text:deletion>
        </text:changed-region>
        <text:changed-region xml:id="ct106927507691904" text:id="ct106927507691904">
          <text:insertion>
            <office:change-info>
              <dc:creator>David Bosschaert</dc:creator>
              <dc:date>2018-09-18T15:17:36</dc:date>
            </office:change-info>
          </text:insertion>
        </text:changed-region>
        <text:changed-region xml:id="ct106927507692144" text:id="ct106927507692144">
          <text:insertion>
            <office:change-info>
              <dc:creator>David Bosschaert</dc:creator>
              <dc:date>2018-09-18T15:20:06</dc:date>
            </office:change-info>
          </text:insertion>
        </text:changed-region>
        <text:changed-region xml:id="ct106927507692384" text:id="ct106927507692384">
          <text:deletion>
            <office:change-info>
              <dc:creator>David Bosschaert</dc:creator>
              <dc:date>2018-09-18T15:16:48</dc:date>
            </office:change-info>
            <text:p text:style-name="P3">model </text:p>
          </text:deletion>
        </text:changed-region>
        <text:changed-region xml:id="ct106927507692624" text:id="ct106927507692624">
          <text:insertion>
            <office:change-info>
              <dc:creator>David Bosschaert</dc:creator>
              <dc:date>2018-09-18T15:20:13</dc:date>
            </office:change-info>
          </text:insertion>
        </text:changed-region>
        <text:changed-region xml:id="ct106927507692864" text:id="ct106927507692864">
          <text:deletion>
            <office:change-info>
              <dc:creator>David Bosschaert</dc:creator>
              <dc:date>2018-09-18T15:20:19</dc:date>
            </office:change-info>
            <text:p text:style-name="P3">referenceable through</text:p>
          </text:deletion>
        </text:changed-region>
        <text:changed-region xml:id="ct105827996060528" text:id="ct105827996060528">
          <text:deletion>
            <office:change-info>
              <dc:creator>David Bosschaert</dc:creator>
              <dc:date>2018-09-18T15:57:03</dc:date>
            </office:change-info>
            <text:list xml:id="list103329006080118" text:continue-numbering="true" text:style-name="L1">
              <text:list-item>
                <text:p text:style-name="P4">FM110 - It must be possible to specify the bundles in a feature in terms of Apache Maven coordinates.</text:p>
              </text:list-item>
            </text:list>
          </text:deletion>
        </text:changed-region>
        <text:changed-region xml:id="ct106652631942832" text:id="ct106652631942832">
          <text:insertion>
            <office:change-info>
              <dc:creator>David Bosschaert</dc:creator>
              <dc:date>2018-10-01T10:29:58</dc:date>
            </office:change-info>
          </text:insertion>
        </text:changed-region>
        <text:changed-region xml:id="ct105827998120960" text:id="ct105827998120960">
          <text:insertion>
            <office:change-info>
              <dc:creator>David Bosschaert</dc:creator>
              <dc:date>2018-10-01T10:30:00</dc:date>
            </office:change-info>
          </text:insertion>
        </text:changed-region>
        <text:changed-region xml:id="ct105827996060768" text:id="ct105827996060768">
          <text:insertion>
            <office:change-info>
              <dc:creator>David Bosschaert</dc:creator>
              <dc:date>2018-09-18T15:44:37</dc:date>
            </office:change-info>
          </text:insertion>
        </text:changed-region>
        <text:changed-region xml:id="ct105827996061008" text:id="ct105827996061008">
          <text:insertion>
            <office:change-info>
              <dc:creator>David Bosschaert</dc:creator>
              <dc:date>2018-09-18T15:45:00</dc:date>
            </office:change-info>
          </text:insertion>
        </text:changed-region>
        <text:changed-region xml:id="ct105827996061488" text:id="ct105827996061488">
          <text:insertion>
            <office:change-info>
              <dc:creator>David Bosschaert</dc:creator>
              <dc:date>2018-09-18T16:39:25</dc:date>
            </office:change-info>
          </text:insertion>
        </text:changed-region>
        <text:changed-region xml:id="ct105827996061728" text:id="ct105827996061728">
          <text:deletion>
            <office:change-info>
              <dc:creator>David Bosschaert</dc:creator>
              <dc:date>2018-09-18T16:39:46</dc:date>
            </office:change-info>
            <text:p text:style-name="P3"><text:span text:style-name="T5">mandatory or optional</text:span></text:p>
          </text:deletion>
        </text:changed-region>
        <text:changed-region xml:id="ct105827996061248" text:id="ct105827996061248">
          <text:deletion>
            <office:change-info>
              <dc:creator>David Bosschaert</dc:creator>
              <dc:date>2018-09-18T16:40:23</dc:date>
            </office:change-info>
            <text:p text:style-name="P3">resolved at runtime</text:p>
          </text:deletion>
        </text:changed-region>
        <text:changed-region xml:id="ct105827996062208" text:id="ct105827996062208">
          <text:insertion>
            <office:change-info>
              <dc:creator>David Bosschaert</dc:creator>
              <dc:date>2018-09-18T16:40:23</dc:date>
            </office:change-info>
          </text:insertion>
        </text:changed-region>
        <text:changed-region xml:id="ct105827996062448" text:id="ct105827996062448">
          <text:insertion>
            <office:change-info>
              <dc:creator>David Bosschaert</dc:creator>
              <dc:date>2018-09-18T16:41:34</dc:date>
            </office:change-info>
          </text:insertion>
        </text:changed-region>
        <text:changed-region xml:id="ct105827996062688" text:id="ct105827996062688">
          <text:insertion>
            <office:change-info>
              <dc:creator>David Bosschaert</dc:creator>
              <dc:date>2018-09-18T16:40:38</dc:date>
            </office:change-info>
          </text:insertion>
        </text:changed-region>
        <text:changed-region xml:id="ct105827996062928" text:id="ct105827996062928">
          <text:deletion>
            <office:change-info>
              <dc:creator>David Bosschaert</dc:creator>
              <dc:date>2018-09-19T12:14:23</dc:date>
            </office:change-info>
            <text:list xml:id="list103329593170575" text:continue-numbering="true" text:style-name="L1">
              <text:list-item>
                <text:p text:style-name="P4">FM210 - It must be possible to specify the artifacts in a feature in terms of Apache Maven coordinates.</text:p>
              </text:list-item>
            </text:list>
          </text:deletion>
        </text:changed-region>
        <text:changed-region xml:id="ct105827996063168" text:id="ct105827996063168">
          <text:insertion>
            <office:change-info>
              <dc:creator>David Bosschaert</dc:creator>
              <dc:date>2018-09-19T12:14:25</dc:date>
            </office:change-info>
          </text:insertion>
        </text:changed-region>
        <text:changed-region xml:id="ct105827996063648" text:id="ct105827996063648">
          <text:insertion>
            <office:change-info>
              <dc:creator>David Bosschaert</dc:creator>
              <dc:date>2018-09-19T12:15:34</dc:date>
            </office:change-info>
          </text:insertion>
        </text:changed-region>
        <text:changed-region xml:id="ct105827996063888" text:id="ct105827996063888">
          <text:deletion>
            <office:change-info>
              <dc:creator>David Bosschaert</dc:creator>
              <dc:date>2018-09-19T12:16:11</dc:date>
            </office:change-info>
            <text:p text:style-name="P3">is mandatory or optional</text:p>
          </text:deletion>
        </text:changed-region>
        <text:changed-region xml:id="ct105827996063408" text:id="ct105827996063408">
          <text:insertion>
            <office:change-info>
              <dc:creator>David Bosschaert</dc:creator>
              <dc:date>2018-09-19T12:18:42</dc:date>
            </office:change-info>
          </text:insertion>
        </text:changed-region>
        <text:changed-region xml:id="ct105827996064368" text:id="ct105827996064368">
          <text:deletion>
            <office:change-info>
              <dc:creator>David Bosschaert</dc:creator>
              <dc:date>2018-09-19T12:19:03</dc:date>
            </office:change-info>
            <text:p text:style-name="P3">be extensible to allow other/additional content</text:p>
          </text:deletion>
        </text:changed-region>
        <text:changed-region xml:id="ct105827996064608" text:id="ct105827996064608">
          <text:deletion>
            <office:change-info>
              <dc:creator>David Bosschaert</dc:creator>
              <dc:date>2018-09-19T12:19:21</dc:date>
            </office:change-info>
            <text:list xml:id="list103329519508763" text:continue-numbering="true" text:style-name="L1">
              <text:list-item>
                <text:p text:style-name="P4">FM250 - It must be possible to mark the additional content as optional.</text:p>
              </text:list-item>
              <text:list-item>
                <text:p text:style-name="P4"/>
              </text:list-item>
            </text:list>
          </text:deletion>
        </text:changed-region>
        <text:changed-region xml:id="ct105827996065088" text:id="ct105827996065088">
          <text:deletion>
            <office:change-info>
              <dc:creator>David Bosschaert</dc:creator>
              <dc:date>2018-09-19T12:28:18</dc:date>
            </office:change-info>
            <text:p text:style-name="P3">extend </text:p>
          </text:deletion>
        </text:changed-region>
        <text:changed-region xml:id="ct105827996064848" text:id="ct105827996064848">
          <text:deletion>
            <office:change-info>
              <dc:creator>David Bosschaert</dc:creator>
              <dc:date>2018-09-17T16:09:40</dc:date>
            </office:change-info>
            <text:p text:style-name="P3">other</text:p>
          </text:deletion>
        </text:changed-region>
        <text:changed-region xml:id="ct105827996065328" text:id="ct105827996065328">
          <text:insertion>
            <office:change-info>
              <dc:creator>David Bosschaert</dc:creator>
              <dc:date>2018-09-19T12:28:20</dc:date>
            </office:change-info>
          </text:insertion>
        </text:changed-region>
        <text:changed-region xml:id="ct105827996065808" text:id="ct105827996065808">
          <text:deletion>
            <office:change-info>
              <dc:creator>David Bosschaert</dc:creator>
              <dc:date>2018-09-19T14:50:37</dc:date>
            </office:change-info>
            <text:p text:style-name="P3"><text:s/>feature</text:p>
          </text:deletion>
        </text:changed-region>
        <text:changed-region xml:id="ct105827996065568" text:id="ct105827996065568">
          <text:deletion>
            <office:change-info>
              <dc:creator>David Bosschaert</dc:creator>
              <dc:date>2018-09-17T16:09:44</dc:date>
            </office:change-info>
            <text:p text:style-name="P3">s</text:p>
          </text:deletion>
        </text:changed-region>
        <text:changed-region xml:id="ct105827996066048" text:id="ct105827996066048">
          <text:deletion>
            <office:change-info>
              <dc:creator>David Bosschaert</dc:creator>
              <dc:date>2018-09-19T16:20:52</dc:date>
            </office:change-info>
            <text:p text:style-name="P3">description</text:p>
          </text:deletion>
        </text:changed-region>
        <text:changed-region xml:id="ct105827996066288" text:id="ct105827996066288">
          <text:insertion>
            <office:change-info>
              <dc:creator>David Bosschaert</dc:creator>
              <dc:date>2018-09-19T16:20:52</dc:date>
            </office:change-info>
          </text:insertion>
        </text:changed-region>
        <text:changed-region xml:id="ct105827996066528" text:id="ct105827996066528">
          <text:insertion>
            <office:change-info>
              <dc:creator>David Bosschaert</dc:creator>
              <dc:date>2018-09-19T16:20:46</dc:date>
            </office:change-info>
          </text:insertion>
        </text:changed-region>
        <text:changed-region xml:id="ct105827996066768" text:id="ct105827996066768">
          <text:insertion>
            <office:change-info>
              <dc:creator>David Bosschaert</dc:creator>
              <dc:date>2018-09-19T15:31:45</dc:date>
            </office:change-info>
          </text:insertion>
        </text:changed-region>
        <text:changed-region xml:id="ct105827996067008" text:id="ct105827996067008">
          <text:insertion>
            <office:change-info>
              <dc:creator>David Bosschaert</dc:creator>
              <dc:date>2018-09-19T15:32:03</dc:date>
            </office:change-info>
          </text:insertion>
        </text:changed-region>
        <text:changed-region xml:id="ct105827996067248" text:id="ct105827996067248">
          <text:insertion>
            <office:change-info>
              <dc:creator>David Bosschaert</dc:creator>
              <dc:date>2018-09-19T15:33:00</dc:date>
            </office:change-info>
          </text:insertion>
        </text:changed-region>
        <text:changed-region xml:id="ct105827996067488" text:id="ct105827996067488">
          <text:insertion>
            <office:change-info>
              <dc:creator>David Bosschaert</dc:creator>
              <dc:date>2018-09-19T15:34:25</dc:date>
            </office:change-info>
          </text:insertion>
        </text:changed-region>
        <text:changed-region xml:id="ct105827996067728" text:id="ct105827996067728">
          <text:deletion>
            <office:change-info>
              <dc:creator>David Bosschaert</dc:creator>
              <dc:date>2018-09-17T16:10:00</dc:date>
            </office:change-info>
            <text:list xml:id="list103328491419013" text:continue-numbering="true" text:style-name="L1">
              <text:list-item>
                <text:p text:style-name="P4">FM300 - The feature model must describe how several features are combined to build an application. This description must include all parts of the feature model (bundles, configurations, framework properties etc.). The description should be general for extension, which means it should describe how extensions are aggregated without requiring the model implementation to know the type of extension.</text:p>
              </text:list-item>
              <text:list-item>
                <text:p text:style-name="P4"/>
              </text:list-item>
            </text:list>
          </text:deletion>
        </text:changed-region>
        <text:changed-region xml:id="ct105827996067968" text:id="ct105827996067968">
          <text:deletion>
            <office:change-info>
              <dc:creator>David Bosschaert</dc:creator>
              <dc:date>2018-09-17T16:10:16</dc:date>
            </office:change-info>
            <text:p text:style-name="P3">either </text:p>
          </text:deletion>
        </text:changed-region>
        <text:changed-region xml:id="ct105827996068208" text:id="ct105827996068208">
          <text:deletion>
            <office:change-info>
              <dc:creator>David Bosschaert</dc:creator>
              <dc:date>2018-09-17T16:10:21</dc:date>
            </office:change-info>
            <text:p text:style-name="P3"><text:s/>or an application</text:p>
          </text:deletion>
        </text:changed-region>
        <text:changed-region xml:id="ct105827996068448" text:id="ct105827996068448">
          <text:insertion>
            <office:change-info>
              <dc:creator>David Bosschaert</dc:creator>
              <dc:date>2018-09-19T16:31:36</dc:date>
            </office:change-info>
          </text:insertion>
        </text:changed-region>
        <text:changed-region xml:id="ct105827996068688" text:id="ct105827996068688">
          <text:insertion>
            <office:change-info>
              <dc:creator>David Bosschaert</dc:creator>
              <dc:date>2018-09-19T16:35:14</dc:date>
            </office:change-info>
          </text:insertion>
        </text:changed-region>
        <text:changed-region xml:id="ct105827996068928" text:id="ct105827996068928">
          <text:deletion>
            <office:change-info>
              <dc:creator>David Bosschaert</dc:creator>
              <dc:date>2018-09-19T16:35:10</dc:date>
            </office:change-info>
            <text:p text:style-name="P3">bundle/artifact </text:p>
          </text:deletion>
        </text:changed-region>
        <text:changed-region xml:id="ct105827996069168" text:id="ct105827996069168">
          <text:insertion>
            <office:change-info>
              <dc:creator>David Bosschaert</dc:creator>
              <dc:date>2018-09-19T16:33:14</dc:date>
            </office:change-info>
          </text:insertion>
        </text:changed-region>
        <text:changed-region xml:id="ct105827996072048" text:id="ct105827996072048">
          <text:deletion>
            <office:change-info>
              <dc:creator>David Bosschaert</dc:creator>
              <dc:date>2018-09-19T16:33:35</dc:date>
            </office:change-info>
            <text:list xml:id="list103329002432010" text:continue-numbering="true" text:style-name="L1">
              <text:list-item>
                <text:p text:style-name="P4">is encountered with different versions, the feature model must be capable of only using the bundle/artifact with the highest version number. The detection is based on the artifact/bundle id, not the bundle symbolic name.</text:p>
              </text:list-item>
              <text:list-item>
                <text:p text:style-name="P4">FM320 - When features are aggregated, </text:p>
              </text:list-item>
            </text:list>
          </text:deletion>
        </text:changed-region>
        <text:changed-region xml:id="ct105827996071808" text:id="ct105827996071808">
          <text:deletion>
            <office:change-info>
              <dc:creator>David Bosschaert</dc:creator>
              <dc:date>2018-09-17T17:11:18</dc:date>
            </office:change-info>
            <text:p text:style-name="P3">either </text:p>
          </text:deletion>
        </text:changed-region>
        <text:changed-region xml:id="ct105827996071568" text:id="ct105827996071568">
          <text:deletion>
            <office:change-info>
              <dc:creator>David Bosschaert</dc:creator>
              <dc:date>2018-09-19T16:33:35</dc:date>
            </office:change-info>
            <text:p text:style-name="P3">to create a higher level feature</text:p>
          </text:deletion>
        </text:changed-region>
        <text:changed-region xml:id="ct105827996071328" text:id="ct105827996071328">
          <text:deletion>
            <office:change-info>
              <dc:creator>David Bosschaert</dc:creator>
              <dc:date>2018-09-17T17:11:13</dc:date>
            </office:change-info>
            <text:p text:style-name="P3"><text:s/>or an application</text:p>
          </text:deletion>
        </text:changed-region>
        <text:changed-region xml:id="ct105827996071088" text:id="ct105827996071088">
          <text:deletion>
            <office:change-info>
              <dc:creator>David Bosschaert</dc:creator>
              <dc:date>2018-09-19T16:33:35</dc:date>
            </office:change-info>
            <text:p text:style-name="P3">, and a bundle/artifact is encountered with different versions, the feature model must be capable of including both versions side-by-side. The detection is based on the artifact/bundle id, not the bundle symbolic name.</text:p>
          </text:deletion>
        </text:changed-region>
        <text:changed-region xml:id="ct105827996070848" text:id="ct105827996070848">
          <text:deletion>
            <office:change-info>
              <dc:creator>David Bosschaert</dc:creator>
              <dc:date>2018-09-19T16:38:13</dc:date>
            </office:change-info>
            <text:list xml:id="list103328513145799" text:continue-numbering="true" text:style-name="L1">
              <text:list-item>
                <text:p text:style-name="P4"/>
              </text:list-item>
              <text:list-item>
                <text:p text:style-name="P4">FM330 - When features are aggregated, </text:p>
              </text:list-item>
            </text:list>
          </text:deletion>
        </text:changed-region>
        <text:changed-region xml:id="ct105827996070608" text:id="ct105827996070608">
          <text:deletion>
            <office:change-info>
              <dc:creator>David Bosschaert</dc:creator>
              <dc:date>2018-09-17T17:11:21</dc:date>
            </office:change-info>
            <text:p text:style-name="P3">either </text:p>
          </text:deletion>
        </text:changed-region>
        <text:changed-region xml:id="ct105827996070368" text:id="ct105827996070368">
          <text:deletion>
            <office:change-info>
              <dc:creator>David Bosschaert</dc:creator>
              <dc:date>2018-09-19T16:38:13</dc:date>
            </office:change-info>
            <text:p text:style-name="P3">to create a higher level feature</text:p>
          </text:deletion>
        </text:changed-region>
        <text:changed-region xml:id="ct105827996070128" text:id="ct105827996070128">
          <text:deletion>
            <office:change-info>
              <dc:creator>David Bosschaert</dc:creator>
              <dc:date>2018-09-17T17:11:27</dc:date>
            </office:change-info>
            <text:p text:style-name="P3"><text:s/>or an application</text:p>
          </text:deletion>
        </text:changed-region>
        <text:changed-region xml:id="ct105827996069888" text:id="ct105827996069888">
          <text:deletion>
            <office:change-info>
              <dc:creator>David Bosschaert</dc:creator>
              <dc:date>2018-09-19T16:38:13</dc:date>
            </office:change-info>
            <text:p text:style-name="P3">, the resulting feature </text:p>
          </text:deletion>
        </text:changed-region>
        <text:changed-region xml:id="ct105827996069648" text:id="ct105827996069648">
          <text:deletion>
            <office:change-info>
              <dc:creator>David Bosschaert</dc:creator>
              <dc:date>2018-09-19T16:36:12</dc:date>
            </office:change-info>
            <text:p text:style-name="P3">or application </text:p>
          </text:deletion>
        </text:changed-region>
        <text:changed-region xml:id="ct105827996069408" text:id="ct105827996069408">
          <text:deletion>
            <office:change-info>
              <dc:creator>David Bosschaert</dc:creator>
              <dc:date>2018-09-19T16:38:13</dc:date>
            </office:change-info>
            <text:p text:style-name="P3">must be minimal meaning it must not contain additional or unneeded artifacts.</text:p>
          </text:deletion>
        </text:changed-region>
        <text:changed-region xml:id="ct105827996072288" text:id="ct105827996072288">
          <text:insertion>
            <office:change-info>
              <dc:creator>David Bosschaert</dc:creator>
              <dc:date>2018-09-17T17:12:06</dc:date>
            </office:change-info>
          </text:insertion>
        </text:changed-region>
        <text:changed-region xml:id="ct105827996072528" text:id="ct105827996072528">
          <text:deletion>
            <office:change-info>
              <dc:creator>David Bosschaert</dc:creator>
              <dc:date>2018-09-17T17:12:05</dc:date>
            </office:change-info>
            <text:p text:style-name="P3">application</text:p>
          </text:deletion>
        </text:changed-region>
        <text:changed-region xml:id="ct105827996072768" text:id="ct105827996072768">
          <text:insertion>
            <office:change-info>
              <dc:creator>David Bosschaert</dc:creator>
              <dc:date>2018-09-17T17:12:29</dc:date>
            </office:change-info>
          </text:insertion>
        </text:changed-region>
        <text:changed-region xml:id="ct105827996073008" text:id="ct105827996073008">
          <text:deletion>
            <office:change-info>
              <dc:creator>David Bosschaert</dc:creator>
              <dc:date>2018-09-17T17:12:26</dc:date>
            </office:change-info>
            <text:p text:style-name="P3">throughout the model</text:p>
          </text:deletion>
        </text:changed-region>
        <text:changed-region xml:id="ct105827996073248" text:id="ct105827996073248">
          <text:insertion>
            <office:change-info>
              <dc:creator>David Bosschaert</dc:creator>
              <dc:date>2018-09-19T16:44:04</dc:date>
            </office:change-info>
          </text:insertion>
        </text:changed-region>
        <text:changed-region xml:id="ct105827996073968" text:id="ct105827996073968">
          <text:deletion>
            <office:change-info>
              <dc:creator>David Bosschaert</dc:creator>
              <dc:date>2018-09-19T16:51:27</dc:date>
            </office:change-info>
            <text:list xml:id="list103329366280894" text:continue-numbering="true" text:style-name="L1">
              <text:list-item>
                <text:p text:style-name="P4">FM3<text:span text:style-name="T6">6</text:span>0 - When features are aggregated, the ordering of the processing of those features needs to be predictable and stable.</text:p>
              </text:list-item>
              <text:list-item>
                <text:p text:style-name="P4"/>
              </text:list-item>
            </text:list>
          </text:deletion>
        </text:changed-region>
        <text:changed-region xml:id="ct105827996073728" text:id="ct105827996073728">
          <text:deletion>
            <office:change-info>
              <dc:creator>David Bosschaert</dc:creator>
              <dc:date>2018-09-19T16:53:10</dc:date>
            </office:change-info>
            <text:list xml:id="list103329947382945" text:continue-numbering="true" text:style-name="L1">
              <text:list-item>
                <text:p text:style-name="P4">FM3<text:span text:style-name="T6">7</text:span>0 - The feature model must support adding or overwriting requirements and capabilities of a contained bundle or artifact. This is in oder to correct invalid metadata or to add missing metadata of the artifact.</text:p>
              </text:list-item>
              <text:list-item>
                <text:p text:style-name="P4">FM3<text:span text:style-name="T6">8</text:span>0 - The feature model must support adding or overwriting manifest headers for a bundle. For example to allow to change the bundle symbolic name or to add missing OSGi metadata to a plain jar file.</text:p>
              </text:list-item>
              <text:list-item>
                <text:p text:style-name="P4"/>
              </text:list-item>
            </text:list>
          </text:deletion>
        </text:changed-region>
        <text:changed-region xml:id="ct105827996073488" text:id="ct105827996073488">
          <text:deletion>
            <office:change-info>
              <dc:creator>David Bosschaert</dc:creator>
              <dc:date>2018-09-17T17:13:06</dc:date>
            </office:change-info>
            <text:list xml:id="list103330048105735" text:continue-numbering="true" text:style-name="L1">
              <text:list-item>
                <text:p text:style-name="P4">FM<text:span text:style-name="T6">39</text:span>0 - The feature model must support a textual representation for an application aggregated out of features. The format should be as similar as possible to the feature format.</text:p>
              </text:list-item>
              <text:list-item>
                <text:p text:style-name="P4"/>
              </text:list-item>
            </text:list>
          </text:deletion>
        </text:changed-region>
        <text:changed-region xml:id="ct105827996074208" text:id="ct105827996074208">
          <text:insertion>
            <office:change-info>
              <dc:creator>David Bosschaert</dc:creator>
              <dc:date>2018-09-19T16:55:33</dc:date>
            </office:change-info>
          </text:insertion>
        </text:changed-region>
        <text:changed-region xml:id="ct105827996074688" text:id="ct105827996074688">
          <text:deletion>
            <office:change-info>
              <dc:creator>David Bosschaert</dc:creator>
              <dc:date>2018-09-19T16:55:40</dc:date>
            </office:change-info>
            <text:p text:style-name="P3">a</text:p>
          </text:deletion>
        </text:changed-region>
        <text:changed-region xml:id="ct105827996074448" text:id="ct105827996074448">
          <text:deletion>
            <office:change-info>
              <dc:creator>David Bosschaert</dc:creator>
              <dc:date>2018-09-19T16:54:44</dc:date>
            </office:change-info>
            <text:p text:style-name="P3">n application</text:p>
          </text:deletion>
        </text:changed-region>
        <text:changed-region xml:id="ct105827996074928" text:id="ct105827996074928">
          <text:insertion>
            <office:change-info>
              <dc:creator>David Bosschaert</dc:creator>
              <dc:date>2018-09-19T16:54:50</dc:date>
            </office:change-info>
          </text:insertion>
        </text:changed-region>
        <text:changed-region xml:id="ct105827996075168" text:id="ct105827996075168">
          <text:deletion>
            <office:change-info>
              <dc:creator>David Bosschaert</dc:creator>
              <dc:date>2018-09-19T16:54:50</dc:date>
            </office:change-info>
            <text:p text:style-name="P3">application</text:p>
          </text:deletion>
        </text:changed-region>
        <text:changed-region xml:id="ct105827996076608" text:id="ct105827996076608">
          <text:deletion>
            <office:change-info>
              <dc:creator>David Bosschaert</dc:creator>
              <dc:date>2018-09-19T17:12:10</dc:date>
            </office:change-info>
            <text:list xml:id="list103330518045704" text:continue-numbering="true" text:style-name="L1">
              <text:list-item>
                <text:p text:style-name="P4"/>
              </text:list-item>
              <text:list-item>
                <text:p text:style-name="P4">FM4<text:span text:style-name="T6">1</text:span>0 - When features are aggregated to </text:p>
              </text:list-item>
            </text:list>
          </text:deletion>
        </text:changed-region>
        <text:changed-region xml:id="ct105827996076368" text:id="ct105827996076368">
          <text:deletion>
            <office:change-info>
              <dc:creator>David Bosschaert</dc:creator>
              <dc:date>2018-09-17T17:13:26</dc:date>
            </office:change-info>
            <text:p text:style-name="P3">either </text:p>
          </text:deletion>
        </text:changed-region>
        <text:changed-region xml:id="ct105827996076128" text:id="ct105827996076128">
          <text:deletion>
            <office:change-info>
              <dc:creator>David Bosschaert</dc:creator>
              <dc:date>2018-09-19T17:12:24</dc:date>
            </office:change-info>
            <text:p text:style-name="P3">a higher level feature</text:p>
          </text:deletion>
        </text:changed-region>
        <text:changed-region xml:id="ct105827996075888" text:id="ct105827996075888">
          <text:deletion>
            <office:change-info>
              <dc:creator>David Bosschaert</dc:creator>
              <dc:date>2018-09-17T17:13:32</dc:date>
            </office:change-info>
            <text:p text:style-name="P3"><text:s/>or an application</text:p>
          </text:deletion>
        </text:changed-region>
        <text:changed-region xml:id="ct105827996075648" text:id="ct105827996075648">
          <text:deletion>
            <office:change-info>
              <dc:creator>David Bosschaert</dc:creator>
              <dc:date>2018-09-19T17:12:24</dc:date>
            </office:change-info>
            <text:list xml:id="list103328992577180" text:continue-numbering="true" text:style-name="L1">
              <text:list-item>
                <text:p text:style-name="P4">, the resulting feature or application must still contain the variables.</text:p>
              </text:list-item>
              <text:list-item>
                <text:p text:style-name="P4">FM4<text:span text:style-name="T6">2</text:span>0 - The startup order of features and bundles must be part of the resulting aggregated application model.</text:p>
              </text:list-item>
            </text:list>
          </text:deletion>
        </text:changed-region>
        <text:changed-region xml:id="ct105827996076848" text:id="ct105827996076848">
          <text:insertion>
            <office:change-info>
              <dc:creator>David Bosschaert</dc:creator>
              <dc:date>2018-09-19T17:13:30</dc:date>
            </office:change-info>
          </text:insertion>
        </text:changed-region>
        <text:changed-region xml:id="ct105827996077088" text:id="ct105827996077088">
          <text:insertion>
            <office:change-info>
              <dc:creator>David Bosschaert</dc:creator>
              <dc:date>2018-09-19T17:17:23</dc:date>
            </office:change-info>
          </text:insertion>
        </text:changed-region>
        <text:changed-region xml:id="ct105827996077808" text:id="ct105827996077808">
          <text:deletion>
            <office:change-info>
              <dc:creator>David Bosschaert</dc:creator>
              <dc:date>2018-09-19T17:14:59</dc:date>
            </office:change-info>
            <text:list xml:id="list103328967477650" text:continue-numbering="true" text:style-name="L1">
              <text:list-item>
                <text:p text:style-name="P4">FM450 - The feature model should provide an externally accessible API for reading and writing feature files.</text:p>
              </text:list-item>
              <text:list-item>
                <text:p text:style-name="P5"/>
              </text:list-item>
            </text:list>
          </text:deletion>
        </text:changed-region>
        <text:changed-region xml:id="ct105827996077568" text:id="ct105827996077568">
          <text:deletion>
            <office:change-info>
              <dc:creator>David Bosschaert</dc:creator>
              <dc:date>2018-09-19T17:15:10</dc:date>
            </office:change-info>
            <text:list xml:id="list103328494684568" text:continue-numbering="true" text:style-name="L1">
              <text:list-item>
                <text:p text:style-name="P5"><text:span text:style-name="T7">FM460 - It must be possible to add new features to an existing application by placing additional files in a container's file system.</text:span></text:p>
              </text:list-item>
            </text:list>
          </text:deletion>
        </text:changed-region>
        <text:changed-region xml:id="ct105827996077328" text:id="ct105827996077328">
          <text:deletion>
            <office:change-info>
              <dc:creator>David Bosschaert</dc:creator>
              <dc:date>2018-09-19T17:16:06</dc:date>
            </office:change-info>
            <text:list xml:id="list103330419176564" text:continue-numbering="true" text:style-name="L1">
              <text:list-item>
                <text:p text:style-name="P5"/>
              </text:list-item>
              <text:list-item>
                <text:p text:style-name="P5"><text:span text:style-name="T7">FM470 - It must be possible to alter existing features in an application by placing additional files in the file system. For example to uninstall or update a bundle provided by an existing feature or to alter a configuration set by an existing feature.</text:span></text:p>
              </text:list-item>
            </text:list>
          </text:deletion>
        </text:changed-region>
        <text:changed-region xml:id="ct105827996078048" text:id="ct105827996078048">
          <text:insertion>
            <office:change-info>
              <dc:creator>Unknown Author</dc:creator>
              <dc:date>2018-09-20T09:17:47</dc:date>
            </office:change-info>
          </text:insertion>
        </text:changed-region>
        <text:changed-region xml:id="ct105827996078288" text:id="ct105827996078288">
          <text:insertion>
            <office:change-info>
              <dc:creator>Unknown Author</dc:creator>
              <dc:date>2018-09-20T09:18:00</dc:date>
            </office:change-info>
          </text:insertion>
        </text:changed-region>
        <text:changed-region xml:id="ct105827996078528" text:id="ct105827996078528">
          <text:insertion>
            <office:change-info>
              <dc:creator>Unknown Author</dc:creator>
              <dc:date>2018-09-20T09:19:00</dc:date>
            </office:change-info>
          </text:insertion>
        </text:changed-region>
        <text:changed-region xml:id="ct105827996078768" text:id="ct105827996078768">
          <text:insertion>
            <office:change-info>
              <dc:creator>David Bosschaert</dc:creator>
              <dc:date>2018-06-26T12:35:02</dc:date>
            </office:change-info>
          </text:insertion>
        </text:changed-region>
        <text:changed-region xml:id="ct105827996079248" text:id="ct105827996079248">
          <text:insertion>
            <office:change-info>
              <dc:creator>David Bosschaert</dc:creator>
              <dc:date>2018-06-26T12:35:02</dc:date>
            </office:change-info>
          </text:insertion>
        </text:changed-region>
        <text:changed-region xml:id="ct105827996079488" text:id="ct105827996079488">
          <text:insertion>
            <office:change-info>
              <dc:creator>David Bosschaert</dc:creator>
              <dc:date>2018-06-26T12:35:02</dc:date>
            </office:change-info>
          </text:insertion>
        </text:changed-region>
        <text:changed-region xml:id="ct105827996079728" text:id="ct105827996079728">
          <text:insertion>
            <office:change-info>
              <dc:creator>David Bosschaert</dc:creator>
              <dc:date>2018-06-26T12:35:02</dc:date>
            </office:change-info>
          </text:insertion>
        </text:changed-region>
        <text:changed-region xml:id="ct105827996079968" text:id="ct105827996079968">
          <text:insertion>
            <office:change-info>
              <dc:creator>David Bosschaert</dc:creator>
              <dc:date>2018-06-26T12:35:02</dc:date>
            </office:change-info>
          </text:insertion>
        </text:changed-region>
        <text:changed-region xml:id="ct105827996080208" text:id="ct105827996080208">
          <text:insertion>
            <office:change-info>
              <dc:creator>David Bosschaert</dc:creator>
              <dc:date>2018-06-26T12:36:10</dc:date>
            </office:change-info>
          </text:insertion>
        </text:changed-region>
        <text:changed-region xml:id="ct105827996080448" text:id="ct105827996080448">
          <text:insertion>
            <office:change-info>
              <dc:creator>David Bosschaert</dc:creator>
              <dc:date>2018-06-26T12:35:02</dc:date>
            </office:change-info>
          </text:insertion>
        </text:changed-region>
        <text:changed-region xml:id="ct105827996080688" text:id="ct105827996080688">
          <text:insertion>
            <office:change-info>
              <dc:creator>David Bosschaert</dc:creator>
              <dc:date>2018-06-26T12:35:02</dc:date>
            </office:change-info>
          </text:insertion>
        </text:changed-region>
        <text:changed-region xml:id="ct105827996080928" text:id="ct105827996080928">
          <text:insertion>
            <office:change-info>
              <dc:creator>David Bosschaert</dc:creator>
              <dc:date>2018-06-26T12:35:02</dc:date>
            </office:change-info>
          </text:insertion>
        </text:changed-region>
        <text:changed-region xml:id="ct105827996079008" text:id="ct105827996079008">
          <text:insertion>
            <office:change-info>
              <dc:creator>David Bosschaert</dc:creator>
              <dc:date>2018-06-26T12:35:02</dc:date>
            </office:change-info>
          </text:insertion>
        </text:changed-region>
        <text:changed-region xml:id="ct106652629806800" text:id="ct106652629806800">
          <text:insertion>
            <office:change-info>
              <dc:creator>David Bosschaert</dc:creator>
              <dc:date>2018-06-26T12:35:02</dc:date>
            </office:change-info>
          </text:insertion>
        </text:changed-region>
        <text:changed-region xml:id="ct106652629807040" text:id="ct106652629807040">
          <text:insertion>
            <office:change-info>
              <dc:creator>David Bosschaert</dc:creator>
              <dc:date>2018-06-26T12:35:02</dc:date>
            </office:change-info>
          </text:insertion>
        </text:changed-region>
        <text:changed-region xml:id="ct106652629807280" text:id="ct106652629807280">
          <text:insertion>
            <office:change-info>
              <dc:creator>David Bosschaert</dc:creator>
              <dc:date>2018-06-26T12:35:02</dc:date>
            </office:change-info>
          </text:insertion>
        </text:changed-region>
        <text:changed-region xml:id="ct106652629807520" text:id="ct106652629807520">
          <text:insertion>
            <office:change-info>
              <dc:creator>David Bosschaert</dc:creator>
              <dc:date>2018-06-26T12:35:02</dc:date>
            </office:change-info>
          </text:insertion>
        </text:changed-region>
        <text:changed-region xml:id="ct106652629807760" text:id="ct106652629807760">
          <text:insertion>
            <office:change-info>
              <dc:creator>David Bosschaert</dc:creator>
              <dc:date>2018-06-26T12:36:31</dc:date>
            </office:change-info>
          </text:insertion>
        </text:changed-region>
        <text:changed-region xml:id="ct106652629808000" text:id="ct106652629808000">
          <text:insertion>
            <office:change-info>
              <dc:creator>David Bosschaert</dc:creator>
              <dc:date>2018-06-26T12:35:02</dc:date>
            </office:change-info>
          </text:insertion>
        </text:changed-region>
        <text:changed-region xml:id="ct106652629808240" text:id="ct106652629808240">
          <text:insertion>
            <office:change-info>
              <dc:creator>David Bosschaert</dc:creator>
              <dc:date>2018-06-26T12:35:02</dc:date>
            </office:change-info>
          </text:insertion>
        </text:changed-region>
        <text:changed-region xml:id="ct106652629808480" text:id="ct106652629808480">
          <text:insertion>
            <office:change-info>
              <dc:creator>David Bosschaert</dc:creator>
              <dc:date>2018-06-26T12:35:02</dc:date>
            </office:change-info>
          </text:insertion>
        </text:changed-region>
        <text:changed-region xml:id="ct106652629808720" text:id="ct106652629808720">
          <text:insertion>
            <office:change-info>
              <dc:creator>David Bosschaert</dc:creator>
              <dc:date>2018-06-26T12:35:02</dc:date>
            </office:change-info>
          </text:insertion>
        </text:changed-region>
        <text:changed-region xml:id="ct105553120327056" text:id="ct105553120327056">
          <text:insertion>
            <office:change-info>
              <dc:creator>David Bosschaert</dc:creator>
              <dc:date>2018-10-01T10:32:58</dc:date>
            </office:change-info>
          </text:insertion>
        </text:changed-region>
        <text:changed-region xml:id="ct106927509818336" text:id="ct106927509818336">
          <text:insertion>
            <office:change-info>
              <dc:creator>David Bosschaert</dc:creator>
              <dc:date>2018-10-01T10:33:01</dc:date>
            </office:change-info>
          </text:insertion>
        </text:changed-region>
        <text:changed-region xml:id="ct105553122309968" text:id="ct105553122309968">
          <text:insertion>
            <office:change-info>
              <dc:creator>David Bosschaert</dc:creator>
              <dc:date>2018-10-01T10:31:5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draw:frame draw:style-name="fr2" draw:name="graphics1" text:anchor-type="paragraph" svg:width="17.78cm" svg:height="7.893cm" draw:z-index="0"><draw:image xlink:href="Pictures/1000020100000427000001D80231D6ACC263EE0A.png" xlink:type="simple" xlink:show="embed" xlink:actuate="onLoad" loext:mime-type="image/png"/></draw:frame></text:p>
      <text:p text:style-name="P33"><text:user-defined style:data-style-name="N0" text:name="RFP Title">OSGi Features</text:user-defined></text:p>
      <text:p text:style-name="P33"><text:span text:style-name="T52">Draft<text:line-break/><text:line-break/></text:span><text:span text:style-name="T52"><text:page-count style:num-format="1">13</text:page-count></text:span><text:span text:style-name="T52"> Pages</text:span></text:p>
      <text:p text:style-name="P34"/>
      <text:p text:style-name="P23">Abstract</text:p>
      <text:p text:style-name="P24">OSGi is <text:span text:style-name="T61">regularly</text:span> used as a platform for running applications comprised of a large number of bundles, configurations and other artifacts. However it is lacking a developer friendly mechanism to define such applications. The requirements in this RFP aim at providing a solution to this.</text:p>
      <text:h text:style-name="P54" text:outline-level="1" text:restart-numbering="true" text:start-value="-1">Document Information</text:h>
      <text:h text:style-name="P44" text:outline-level="2">License</text:h>
      <text:p text:style-name="P16">DISTRIBUTION AND FEEDBACK LICENSE, Version 2.0</text:p>
      <text:p text:style-name="P35">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5"/>
      <text:p text:style-name="P35">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5"/>
      <text:p text:style-name="P35">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5">NEITHER THE OSGi ALLIANCE NOR ANY THIRD PARTY WILL BE LIABLE FOR ANY DIRECT, INDIRECT, SPECIAL, INCIDENTAL OR CONSEQUENTIAL DAMAGES ARISING OUT OF OR RELATING TO ANY USE OR DISTRIBUTION OF THE DISTRIBUTION. </text:p>
      <text:p text:style-name="P35"/>
      <text:p text:style-name="P35">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5"/>
      <text:p text:style-name="P35">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5"/>
      <text:p text:style-name="P35">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36"/>
      <text:p text:style-name="P37">I HEREBY ACKNOWLEDGE AND AGREE TO THE TERMS AND CONDITIONS DELINEATED ABOVE.</text:p>
      <text:h text:style-name="P45" text:outline-level="2">Trademarks</text:h>
      <text:p text:style-name="P10">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5" text:outline-level="2">Feedback</text:h>
      <text:p text:style-name="P15"><text:span text:style-name="T18">This document can be downloaded from the OSGi Alliance design repository at </text:span><text:a xlink:type="simple" xlink:href="https://github.com/osgi/design" text:style-name="Internet_20_link" text:visited-style-name="Visited_20_Internet_20_Link"><text:span text:style-name="T18">https://github.com/osgi/design</text:span></text:a><text:span text:style-name="T18"> The public can provide feedback about this document by opening a bug at https://www.osgi.org/bugzilla/.</text:span></text:p>
      <text:h text:style-name="P43"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91">0 <text:s/>Document Information<text:tab/>2</text:p>
          <text:p text:style-name="P92">0.1 <text:s/>License<text:tab/>2</text:p>
          <text:p text:style-name="P92">0.2 <text:s/>Trademarks<text:tab/>3</text:p>
          <text:p text:style-name="P92">0.3 <text:s/>Feedback<text:tab/>3</text:p>
          <text:p text:style-name="P92">0.4 <text:s/>Table of Contents<text:tab/>3</text:p>
          <text:p text:style-name="P92">0.5 <text:s/>Terminology and Document Conventions<text:tab/>4</text:p>
          <text:p text:style-name="P92">0.6 <text:s/>Revision History<text:tab/>4</text:p>
          <text:p text:style-name="P91">1 <text:s/>Introduction<text:tab/>5</text:p>
          <text:p text:style-name="P91">2 <text:s/>Application Domain<text:tab/>5</text:p>
          <text:p text:style-name="P92">2.1 <text:s/>Relation to existing OSGi specifications<text:tab/>6</text:p>
          <text:p text:style-name="P93">2.1.1 <text:s/>Subsystems Specification<text:tab/>6</text:p>
          <text:p text:style-name="P93">2.1.2 <text:s/>Deployment Admin Specification<text:tab/>6</text:p>
          <text:p text:style-name="P93">2.1.3 <text:s/>Application Admin Specification<text:tab/>6</text:p>
          <text:p text:style-name="P92">2.2 <text:s/>Relation to existing Open Source solutions<text:tab/>6</text:p>
          <text:p text:style-name="P92">2.3 <text:s/>Roles<text:tab/>6</text:p>
          <text:p text:style-name="P92">2.4 <text:s/>Terminology + Abbreviations<text:tab/>7</text:p>
          <text:p text:style-name="P91">3 <text:s/>Problem Description<text:tab/>7</text:p>
          <text:p text:style-name="P91">4 <text:s/>Use Cases<text:tab/>8</text:p>
          <text:p text:style-name="P92">4.1 <text:s/>Author a Feature<text:tab/>8</text:p>
          <text:p text:style-name="P92"><text:soft-page-break/>4.2 <text:s/>Higher Level Building Blocks<text:tab/>8</text:p>
          <text:p text:style-name="P92">4.3 <text:s/>Generate an application from a number of features<text:tab/>8</text:p>
          <text:p text:style-name="P92">4.4 <text:s/>Create a Docker image for a specific feature<text:tab/>8</text:p>
          <text:p text:style-name="P92">4.5 <text:s/>Provide ‘most’ of the configuration, some at launch<text:tab/>8</text:p>
          <text:p text:style-name="P92">4.6 <text:s/>Add custom metadata<text:tab/>8</text:p>
          <text:p text:style-name="P92">4.7 <text:s/>Test an application with a patched bundle or configuration<text:tab/>9</text:p>
          <text:p text:style-name="P92">4.8 <text:s/>Remote Services<text:tab/>9</text:p>
          <text:p text:style-name="P92">4.9 <text:s/>Resolve a Distributed Application<text:tab/>9</text:p>
          <text:p text:style-name="P92">4.10 <text:s/>Supply a Plugin to an existing Application<text:tab/>9</text:p>
          <text:p text:style-name="P92">4.11 <text:s/>Launch without local artifacts<text:tab/>9</text:p>
          <text:p text:style-name="P91">5 <text:s/>Requirements<text:tab/>9</text:p>
          <text:p text:style-name="P91">6 <text:s/>Document Support<text:tab/>13</text:p>
          <text:p text:style-name="P92">6.1 <text:s/>References<text:tab/>13</text:p>
          <text:p text:style-name="P92">6.2 <text:s/>Author’s Address<text:tab/>13</text:p>
          <text:p text:style-name="P92">6.3 <text:s/>End of Document<text:tab/>14</text:p>
        </text:index-body>
      </text:table-of-content>
      <text:p text:style-name="P6"/>
      <text:h text:style-name="P43" text:outline-level="2">Terminology and Document Conventions</text:h>
      <text:p text:style-name="P6">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P6"><text:span text:style-name="T53">Source code is shown in this typeface</text:span>.</text:p>
      <text:h text:style-name="P43" text:outline-level="2">Revision History</text:h>
      <text:p text:style-name="P6">The last named individual in this history is currently responsible for this document.</text:p>
      <text:p text:style-name="P6"/>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7">Revision</text:p>
            </table:table-cell>
            <table:table-cell table:style-name="Table1.A1" office:value-type="string">
              <text:p text:style-name="P17">Date</text:p>
            </table:table-cell>
            <table:table-cell table:style-name="Table1.C1" office:value-type="string">
              <text:p text:style-name="P17">Comments</text:p>
            </table:table-cell>
          </table:table-row>
        </table:table-header-rows>
        <table:table-row table:style-name="Table1.2">
          <table:table-cell table:style-name="Table1.A1" office:value-type="string">
            <text:p text:style-name="Standard">0.1</text:p>
          </table:table-cell>
          <table:table-cell table:style-name="Table1.A1" office:value-type="string">
            <text:p text:style-name="P25">April 2018</text:p>
          </table:table-cell>
          <table:table-cell table:style-name="Table1.C1" office:value-type="string">
            <text:p text:style-name="P25">Initial version</text:p>
          </table:table-cell>
        </table:table-row>
        <table:table-row table:style-name="Table1.2">
          <table:table-cell table:style-name="Table1.A3" office:value-type="string">
            <text:p text:style-name="P30">0.2</text:p>
          </table:table-cell>
          <table:table-cell table:style-name="Table1.A3" office:value-type="string">
            <text:p text:style-name="P30">April 2018</text:p>
          </table:table-cell>
          <table:table-cell table:style-name="Table1.C3" office:value-type="string">
            <text:p text:style-name="P30">Update after feedback during Sofia F2F, <text:span text:style-name="T65">with new use cases from Tim Ward, Tim Verbelen and Carsten Ziegeler. (David Bosschaert)</text:span></text:p>
          </table:table-cell>
        </table:table-row>
        <table:table-row table:style-name="Table1.2">
          <table:table-cell table:style-name="Table1.A3" office:value-type="string">
            <text:p text:style-name="P31">0.3</text:p>
          </table:table-cell>
          <table:table-cell table:style-name="Table1.A3" office:value-type="string">
            <text:p text:style-name="P31">June 2018</text:p>
          </table:table-cell>
          <table:table-cell table:style-name="Table1.C3" office:value-type="string">
            <text:p text:style-name="P31">Editorial changes (David Bosschaert).</text:p>
          </table:table-cell>
        </table:table-row>
        <table:table-row table:style-name="Table1.2">
          <table:table-cell table:style-name="Table1.A3" office:value-type="string">
            <text:p text:style-name="P32"><text:change-start text:change-id="ct105553118201584"/>0.4<text:change-end text:change-id="ct105553118201584"/></text:p>
          </table:table-cell>
          <table:table-cell table:style-name="Table1.A3" office:value-type="string">
            <text:p text:style-name="P32"><text:change-start text:change-id="ct105553118184544"/>July 2018<text:change-end text:change-id="ct105553118184544"/></text:p>
          </table:table-cell>
          <table:table-cell table:style-name="Table1.C3" office:value-type="string">
            <text:p text:style-name="P32"><text:change-start text:change-id="ct105553118184784"/><text:span text:style-name="T71">Input from Todor Boev, a</text:span><text:change-end text:change-id="ct105553118184784"/><text:change-start text:change-id="ct105553118185024"/>dd roles, feedback from Washington F2F (David Bosschaert)<text:change-end text:change-id="ct105553118185024"/></text:p>
          </table:table-cell>
        </table:table-row>
        <table:table-row table:style-name="Table1.2">
          <table:table-cell table:style-name="Table1.A3" office:value-type="string">
            <text:p text:style-name="P95"><text:change-start text:change-id="ct106927509787136"/>0.5<text:change-end text:change-id="ct106927509787136"/></text:p>
          </table:table-cell>
          <table:table-cell table:style-name="Table1.A3" office:value-type="string">
            <text:p text:style-name="P95"><text:change-start text:change-id="ct106652631940912"/>September 2018<text:change-end text:change-id="ct106652631940912"/></text:p>
          </table:table-cell>
          <table:table-cell table:style-name="Table1.C3" office:value-type="string">
            <text:p text:style-name="P95"><text:change-start text:change-id="ct106927509786176"/>Input from Jena F2F<text:change-end text:change-id="ct106927509786176"/><text:change-start text:change-id="ct106102876111424"/>, <text:span text:style-name="T89">additional requirement from Tim Verbelen.</text:span><text:change-end text:change-id="ct106102876111424"/></text:p>
          </table:table-cell>
        </table:table-row>
        <table:table-row table:style-name="Table1.2">
          <table:table-cell table:style-name="Table1.A3" office:value-type="string">
            <text:p text:style-name="P95"/>
          </table:table-cell>
          <table:table-cell table:style-name="Table1.A3" office:value-type="string">
            <text:p text:style-name="P95"/>
          </table:table-cell>
          <table:table-cell table:style-name="Table1.C3" office:value-type="string">
            <text:p text:style-name="P95"/>
          </table:table-cell>
        </table:table-row>
      </table:table>
      <text:p text:style-name="P6"/>
      <text:h text:style-name="P54" text:outline-level="1"><text:span text:style-name="T60">I</text:span>ntroduction</text:h>
      <text:p text:style-name="P88">OSGi has become a platform capable of running large applications for a variety of purposes, including <text:span text:style-name="T59">rich</text:span> client applications, server-side systems and cloud and container based architectures. As these applications are <text:span text:style-name="T59">generally </text:span>based on many bundles, describing each bundle individually in the application definition becomes unwieldy once the <text:span text:style-name="T59">number of bundles reaches a certain level. </text:span></text:p>
      <text:p text:style-name="P87">Furthermore, OSGi has no mechanism to describe other elements of the application definition, such as configuration or custom artifacts.</text:p>
      <text:p text:style-name="P86">This RFP introduces the requirements for a higher level to describe OSGi applications that encapsulates the details of the various components that the application is built up from. It allows the description of an entire OSGi-based application based on reusable components and includes everything related to this application, including configuration, framework properties, capabilities, requirements and custom artifacts.</text:p>
      <text:h text:style-name="P53" text:outline-level="1">Application Domain</text:h>
      <text:p text:style-name="P85"><text:span text:style-name="T21">When developing large enterprise applications it is often the case that very few people know the role of every bundle or configuration item </text:span><text:span text:style-name="T24">in the application</text:span><text:span text:style-name="T21">. To keep the architecture understandable a grouping mechanism is needed that allows for the representation of </text:span><text:span text:style-name="T22">parts</text:span><text:span text:style-name="T21"> of the application into larger entities that keep reasoning about the application manageable. </text:span><text:span text:style-name="T14">In such a domain members of teams spread across the organization will need to be able to both </text:span><text:span text:style-name="T24">develop new parts for the application as well as </text:span><text:span text:style-name="T14">make tweaks </text:span><text:span text:style-name="T23">or enhancements</text:span><text:span text:style-name="T14"> to their respective parts </text:span><text:span text:style-name="T24">such as </text:span><text:span text:style-name="T14">adding configuration and resources or changing one or more bundles relevant to their part of the application.</text:span></text:p>
      <text:p text:style-name="P11">The higher level constructs that define the application should be reusable in different contents, for example if one team has developed a component to handle job processing, different applications should be able to use it, and if needed tune its configuration or other aspects so that it works in each setting without having to know each and every detail, bundle etc that the job processing component is built up from.</text:p>
      <text:p text:style-name="P11">This RFP aims solving the problem of defining (large) applications in OSGi in a way that’s easy for humans and teams. </text:p>
      <text:p text:style-name="P8"/>
      <text:h text:style-name="Heading_20_2" text:outline-level="2"><text:soft-page-break/>Relation to existing OSGi specifications</text:h>
      <text:h text:style-name="Heading_20_3" text:outline-level="3">Subsystems Specification</text:h>
      <text:p text:style-name="P84"><text:span text:style-name="T15">While some might say that subsystems were designed for </text:span><text:span text:style-name="T29">the purpose</text:span><text:span text:style-name="T30">s</text:span><text:span text:style-name="T29"> outlined in this RFP</text:span><text:span text:style-name="T15">, subsystems are rather a possible way to implement the runtime </text:span><text:span text:style-name="T16">realization</text:span><text:span text:style-name="T15"> of </text:span><text:span text:style-name="T16">some aspects of</text:span><text:span text:style-name="T15"> the features.</text:span><text:span text:style-name="T17"> </text:span><text:span text:style-name="T25">Subsystems are lacking authoring support and don’t provide a</text:span><text:span text:style-name="T29">n architect-friendly design-time source format. Additionally, subsystems are limited to bundles, features often additionally declare configuration, custom content and custom metadata. </text:span><text:span text:style-name="T30">Experience has shown that while subsystems work, </text:span><text:span text:style-name="T31">authors of large systems find it difficult to work directly with these.</text:span></text:p>
      <text:h text:style-name="Heading_20_3" text:outline-level="3">Deployment Admin Specification</text:h>
      <text:p text:style-name="P83">The Deployment Admin specification also defines a deployable application format. These deployables are somewhat limited in that multiple deployment admin applications cannot have overlapping bundles, making this specification not very useful as many applications share certain dependencies. Additionally, the Deployment Admin specification does not define a format to architect features.</text:p>
      <text:h text:style-name="P55" text:outline-level="3">Application Admin Specification</text:h>
      <text:p text:style-name="P82"><text:span text:style-name="T26">T</text:span><text:span text:style-name="T2">he Application Admin Specification allows the deployment and management of Applications in OSGi. </text:span><text:span text:style-name="T27">T</text:span><text:span text:style-name="T2">his specification is primarily aimed at UI-based applications. </text:span><text:span text:style-name="T27">While this application provides a run-time API for deployment and </text:span><text:span text:style-name="T11">management</text:span><text:span text:style-name="T27"> of applications, it does not provide </text:span><text:span text:style-name="T28">a way to model features and applications for a systems architect.</text:span></text:p>
      <text:h text:style-name="P46" text:outline-level="2">Relation to existing Open Source solutions</text:h>
      <text:p text:style-name="P12">A number of existing solutions exist both in Open Source as well as in closed source. From the Open Source space Apache Karaf Features are popular, as well as Eclipse Features. Additionally Apache Felix Bundle Archives provide a mechanism that could be use<text:span text:style-name="T69">d</text:span> to deploy features. </text:p>
      <text:p text:style-name="P12">Apache Sling Features provide a way to design and run features using JSON.<text:change-start text:change-id="ct105827996058128"/></text:p>
      <text:p text:style-name="P13">B<text:span text:style-name="T70">nd</text:span> provides a mechanism to create an application runfile from a set of seed bundles, matching <text:change-end text:change-id="ct105827996058128"/><text:change-start text:change-id="ct105827996058368"/>requirements against capabilities provided through one or more repositories.<text:change-end text:change-id="ct105827996058368"/></text:p>
      <text:p text:style-name="P12">Knowledge of the existing solutions <text:span text:style-name="T67">is</text:span> used to influence the requirements in this document.</text:p>
      <text:h text:style-name="P47" text:outline-level="2"><text:change-start text:change-id="ct105827996058608"/>Roles</text:h>
      <text:p text:style-name="P81"><text:span text:style-name="T32">T</text:span><text:span text:style-name="T2">he following section outlines roles involved in the creation of Feature-based OSGi applications. Note that different roles may be performed by the same individual.</text:span></text:p>
      <text:p text:style-name="P80"><text:span text:style-name="T48">B</text:span><text:span text:style-name="T1">undle Developer</text:span><text:span text:style-name="T2"> </text:span><text:change-end text:change-id="ct105827996058608"/><text:change-start text:change-id="ct105827996058848"/><text:span text:style-name="T2">–</text:span><text:change-end text:change-id="ct105827996058848"/><text:change-start text:change-id="ct105827996059088"/><text:span text:style-name="T2"> </text:span><text:span text:style-name="T33">A Bundle Developer writes OSGi bundle code. The Bundle Developer typically has a small scope and focuses on individual bundles or a small number of bundles that provide a cohesive piece of functionality. </text:span></text:p>
      <text:p text:style-name="P80"><text:span text:style-name="T1">Feature </text:span><text:span text:style-name="T48">D</text:span><text:span text:style-name="T1">eveloper</text:span><text:span text:style-name="T2"> </text:span><text:change-end text:change-id="ct105827996059088"/><text:change-start text:change-id="ct105827996059328"/><text:span text:style-name="T2">–</text:span><text:change-end text:change-id="ct105827996059328"/><text:change-start text:change-id="ct105827996059568"/><text:span text:style-name="T2"> A </text:span><text:span text:style-name="T34">Feature Developer crea</text:span><text:span text:style-name="T35">tes OSGi features by collecting multiple bundles together to </text:span><text:span text:style-name="T43">create higher level components.</text:span></text:p>
      <text:p text:style-name="P81"><text:span text:style-name="T1">Application Architect</text:span><text:span text:style-name="T2"> </text:span><text:change-end text:change-id="ct105827996059568"/><text:change-start text:change-id="ct105827996059808"/><text:span text:style-name="T2">–</text:span><text:change-end text:change-id="ct105827996059808"/><text:change-start text:change-id="ct105827996060048"/><text:span text:style-name="T2"> </text:span><text:span text:style-name="T36">The Application Architect designs a product by putting a number of high-level components together </text:span><text:span text:style-name="T37">in a document. She defines the interaction between components in the product, and the external interactions of the product.</text:span></text:p>
      <text:p text:style-name="P80"><text:soft-page-break/><text:span text:style-name="T49">Application </text:span><text:span text:style-name="T1">Assembler</text:span><text:span text:style-name="T2"> </text:span><text:change-end text:change-id="ct105827996060048"/><text:change-start text:change-id="ct105827996060288"/><text:span text:style-name="T2">–</text:span><text:change-end text:change-id="ct105827996060288"/><text:change-start text:change-id="ct106927507686384"/><text:span text:style-name="T2"> </text:span><text:span text:style-name="T38">The </text:span><text:span text:style-name="T39">Application Assembler takes the input from the Application Architect and maps it to available features and configuration. He creates a high-level </text:span><text:span text:style-name="T42">feature representing the application</text:span><text:span text:style-name="T39"> from </text:span><text:span text:style-name="T42">existing</text:span><text:span text:style-name="T39"> features with add</text:span><text:span text:style-name="T42">ed</text:span><text:span text:style-name="T39"> </text:span><text:span text:style-name="T42">configuration.</text:span></text:p>
      <text:p text:style-name="P80"><text:span text:style-name="T49">Application </text:span><text:span text:style-name="T1">Deployer/</text:span><text:span text:style-name="T50">Administrator</text:span><text:span text:style-name="T2"> </text:span><text:change-end text:change-id="ct106927507686384"/><text:change-start text:change-id="ct106927507687104"/><text:span text:style-name="T2">–</text:span><text:change-end text:change-id="ct106927507687104"/><text:change-start text:change-id="ct106927507687344"/><text:span text:style-name="T2"> </text:span><text:span text:style-name="T42">The Application Deployer takes the feature created by the Application Assembler and turns it into a </text:span><text:span text:style-name="T44">runnable</text:span><text:span text:style-name="T42"> application. He does this by mapping all requirements to capabilities and by resolving all version ranges to a specific version range. </text:span><text:span text:style-name="T45">He sets configuration to integrate with external systems such as databases, external microservices and others. </text:span><text:span text:style-name="T42">He then runs the application on his infrastructure.</text:span></text:p>
      <text:p text:style-name="P79"><text:span text:style-name="T1">Quality Engineer</text:span><text:span text:style-name="T2"> </text:span><text:change-end text:change-id="ct106927507687344"/><text:change-start text:change-id="ct106927507687584"/><text:span text:style-name="T2">–</text:span><text:change-end text:change-id="ct106927507687584"/><text:change-start text:change-id="ct106927507687824"/><text:span text:style-name="T2"> </text:span><text:span text:style-name="T40">A Quality Engineer needs to test an application before it’s released. The QE may also be asked to ensure that the application still works when one or more individual bundles or features, configuration or other resources are replaced </text:span><text:span text:style-name="T41">with different ones.</text:span></text:p>
      <text:h text:style-name="P43" text:outline-level="2"><text:change-end text:change-id="ct106927507687824"/>Terminology + Abbreviations</text:h>
      <text:p text:style-name="P1"><text:change text:change-id="ct106102876100384"/><text:span text:style-name="T1">Feature</text:span><text:span text:style-name="T2"> – A feature combines a number of bundles together to provide a logical piece of functionality. Features may also </text:span><text:change text:change-id="ct106652629779440"/><text:change-start text:change-id="ct106652631944992"/><text:span text:style-name="T46">depend on</text:span><text:change-end text:change-id="ct106652631944992"/><text:span text:style-name="T2"> other features, configuration and other artifacts. </text:span><text:change text:change-id="ct106652631932512"/><text:change-start text:change-id="ct105553122301088"/></text:p>
      <text:p text:style-name="P66"><text:span text:style-name="T51">C</text:span><text:span text:style-name="T1">omplete Feature</text:span><text:span text:style-name="T2"> – A complete feature has no unresolved dependencies and has all required configuration provided. A complete feature is still </text:span><text:change-end text:change-id="ct105553122301088"/><text:change-start text:change-id="ct105553122301328"/><text:span text:style-name="T2">a regular feature and can be used everywhere a regular feature can. However some tools or scenarios may require complete features; these </text:span><text:change-end text:change-id="ct105553122301328"/><text:change-start text:change-id="ct105827998114720"/><text:span text:style-name="T2">cannot operate on features that are not complete.</text:span><text:change-end text:change-id="ct105827998114720"/></text:p>
      <text:h text:style-name="P53" text:outline-level="1">Problem Description</text:h>
      <text:p text:style-name="P78"><text:span text:style-name="T2">OSGi has no support for describing large applications. Application developers need to come up with their own way to do this. When applications are </text:span><text:span text:style-name="T20">getting larger</text:span><text:span text:style-name="T2"> and are developed by multiple teams this becomes a challenge, especially in cases where the application </text:span><text:span text:style-name="T20">is</text:span><text:span text:style-name="T2"> composed of multiple </text:span><text:span text:style-name="T20">features </text:span><text:span text:style-name="T2">each of which are groups of bundles, </text:span><text:span text:style-name="T20">configuration, metadata and other artifacts.</text:span></text:p>
      <text:p text:style-name="P9"/>
      <text:h text:style-name="P53" text:outline-level="1">Use Cases</text:h>
      <text:p text:style-name="P77">This section contains a number of use-cases. Although some use-cases appear to be similar, they are not identical, to ensure completeness they are kept here.</text:p>
      <text:h text:style-name="Heading_20_2" text:outline-level="2"><text:soft-page-break/>Author a Feature</text:h>
      <text:p text:style-name="P76">Linda is designing high-level components for a system she is building. She does this by selecting existing bundles, features, custom resources and configuration together and building this into feature<text:span text:style-name="T62">s</text:span>. The feature<text:span text:style-name="T62">s</text:span> also provide capabilities that are not provided by any of the individual components themselves. Linda would like an easy-to-use mechanism to author th<text:span text:style-name="T62">e</text:span> feature definition<text:span text:style-name="T62">s</text:span> and when it’s done she’s planning to upload <text:span text:style-name="T62">the features</text:span> to a Maven Repository. </text:p>
      <text:h text:style-name="P48" text:outline-level="2">Higher Level Building Blocks</text:h>
      <text:p text:style-name="P75"><text:span text:style-name="T4">Joe would like to create a higher level building block from lower level ones. For example, he would like to specify a building block providing a messaging system, which might have an API bundle, an implementation bundle, some library bundles required by the implementation and </text:span>OSGi configuration to setup th<text:span text:style-name="T4">e</text:span> <text:span text:style-name="T4">building block</text:span> (at least an initial configuration). <text:span text:style-name="T4">Finally he would like to publish the result to a repository so that it can be re-used in other building blocks.</text:span></text:p>
      <text:h text:style-name="Heading_20_2" text:outline-level="2">Generate an application from a number of features</text:h>
      <text:p text:style-name="P74">Ross needs to assemble an application from a number of features developed across his company and in open source. He would like to refer to the features that together compose the application through Maven coordinates and he would like to get an application definition where each bundle that is ultimately used is exactly defined in order to provide total predictability over what the application is composed at run time. Ross needs to be able to take the application definition and pass this to a launcher tool that runs it for him.</text:p>
      <text:h text:style-name="Heading_20_2" text:outline-level="2">Create a <text:span text:style-name="T55">D</text:span>ocker image for a specific feature</text:h>
      <text:p text:style-name="P73">Janet is composing a multi-node application as a number of Docker containers. Each node provides part of her application and can be independently scaled. Nodes are defined as OSGi feature definitions so she needs to be able to take a feature definition and turn this into a Docker image.</text:p>
      <text:h text:style-name="Heading_20_2" text:outline-level="2">Provide ‘most’ of the configuration, <text:span text:style-name="T54">some at launch</text:span></text:h>
      <text:p text:style-name="P72">Barry is using an application that has been created from a number of features. The features provided the default configuration needed to use the application, <text:span text:style-name="T56">but Barry needs to supply additional configuration information at launch time, such as database credentials.</text:span></text:p>
      <text:h text:style-name="Heading_20_2" text:outline-level="2">Add custom metadata</text:h>
      <text:p text:style-name="P71">Sarah is a Feature developer who wishes to record additional performance testing <text:span text:style-name="T57">characteristics</text:span> in the feature model. With this information <text:span text:style-name="T57">a testing process can check that the performance of the feature is adequate and if not take appropriate measures. She wants to specify this performance information per external API provided through the Feature.</text:span></text:p>
      <text:h text:style-name="Heading_20_2" text:outline-level="2"><text:span text:style-name="T58">T</text:span>est an application with a patched bundle or configuration</text:h>
      <text:p text:style-name="P70">The testing team is tasked with verifying that updating a specific bundle in an existing application does not cause any regressions. For this, the testing team needs to update the application, which is defined through a number of features with one specific bundle. The testing team needs to be able to do this without having to modify the original features <text:span text:style-name="T63">or application</text:span>, since the<text:span text:style-name="T63">se</text:span> have already been released and cannot be modified any more.</text:p>
      <text:h text:style-name="P50" text:outline-level="2"><text:soft-page-break/>Remote Services</text:h>
      <text:p text:style-name="P69">Susan wants to assemble an application from a set of features. The application contains a bundle which requires a FooService which performs complex calculations. This service is available as an OSGi remote service on a High Performance Computing solution, and so rather than deploying a FooService locally Susan would like to assemble her application using the remote service. The features that she choose<text:span text:style-name="T68">s</text:span> must assemble successfully even though no local bundle provides the FooService capability.</text:p>
      <text:h text:style-name="P51" text:outline-level="2">Resolve a Distributed Application</text:h>
      <text:p text:style-name="P68">The devops team wants to define which features will be deployed on <text:span text:style-name="T68">what</text:span> nodes in a distributed system. They want to use the resolver to calculate, for each node that uses a feature, whether it only needs the API <text:span text:style-name="T68">using</text:span> Remote Services to access the remo<text:span text:style-name="T66">t</text:span>e service or whether it also needs the implementation. The team is using the OSGi ClusterInfo specification to expose what is available on the various nodes in the cluster, in terms of OSGi Capabilities and Requirements.</text:p>
      <text:h text:style-name="P49" text:outline-level="2">Supply a Plugin to an existing Application</text:h>
      <text:p text:style-name="P2"><text:change-start text:change-id="ct106927507689264"/>Harry is a developer for Bnd. Harry wants to add Microprofile-Config support to Bnd. To do this Harry must implement a Bnd plugin that understands and reacts to the @ConfigProperty annotation. Harry implements the support as a bundle with some additional resources. He provides the complete solution as a plugin to Bnd by adding an OSGi feature to the Bnd runtime.<text:change-end text:change-id="ct106927507689264"/><text:change-start text:change-id="ct106652631929872"/> <text:change-end text:change-id="ct106652631929872"/><text:change text:change-id="ct105827998118560"/><text:span text:style-name="T4">Harry would like to share his plugin with other</text:span><text:change-start text:change-id="ct106377753940128"/><text:span text:style-name="T4"> Bnd</text:span><text:change-end text:change-id="ct106377753940128"/><text:span text:style-name="T4"> users </text:span><text:change text:change-id="ct106377753938928"/><text:span text:style-name="T4">as it would benefit them too.</text:span><text:change-start text:change-id="ct106927507689744"/></text:p>
      <text:h text:style-name="P52" text:outline-level="2">Launch without local<text:change-end text:change-id="ct106927507689744"/><text:change-start text:change-id="ct106927507689984"/> artifacts<text:change-end text:change-id="ct106927507689984"/><text:change-start text:change-id="ct106927509809936"/></text:h>
      <text:p text:style-name="P89">Jake has received a feature file t<text:change-end text:change-id="ct106927509809936"/><text:change-start text:change-id="ct106927509807536"/>hat describes an application. Jake does not have any other local artifacts relating to this application and would like to just go ahead and launch it by <text:change-end text:change-id="ct106927509807536"/><text:change-start text:change-id="ct106102876101824"/>providing it to a Feature Launcher tool.<text:change-end text:change-id="ct106102876101824"/></text:p>
      <text:h text:style-name="P53" text:outline-level="1">Requirements</text:h>
      <text:p text:style-name="P3">The feature model is about describing a feature, aggregating features to either build higher level features or an application. The model should meet the following requirements:</text:p>
      <text:list xml:id="list103330206719768" text:continue-numbering="true" text:style-name="L1">
        <text:list-item>
          <text:p text:style-name="P4">FM010 - The feature model should be described through a text format which is easily consumable by both humans and machines, that can be edited with common editors and support text-based diff operations.</text:p>
        </text:list-item>
        <text:list-item>
          <text:p text:style-name="P4">FM020 - A feature must be describ<text:change-start text:change-id="ct106927507690224"/><text:span text:style-name="T73">ed</text:span><text:change-end text:change-id="ct106927507690224"/><text:change text:change-id="ct106927507690464"/> through a single file.</text:p>
        </text:list-item>
        <text:list-item>
          <text:p text:style-name="P4"><text:change text:change-id="ct106927507690704"/></text:p>
        </text:list-item>
        <text:list-item>
          <text:p text:style-name="P4">FM040 - The feature model language must support comments.</text:p>
        </text:list-item>
        <text:list-item>
          <text:p text:style-name="P4">FM050 - The feature model may support more than one text-based definition language where the language used can be easily inferred, for example from the file extension.</text:p>
        </text:list-item>
        <text:list-item>
          <text:p text:style-name="P4"><text:soft-page-break/>FM060 - The feature model should provide support for long and multi-line values without creating files that become hard to handle.</text:p>
        </text:list-item>
        <text:list-item>
          <text:p text:style-name="P4">FM070 - A feature <text:change text:change-id="ct106927507690944"/>must have a <text:change-start text:change-id="ct106927507691184"/><text:span text:style-name="T74">version</text:span><text:change-end text:change-id="ct106927507691184"/><text:change text:change-id="ct106927507691424"/>.</text:p>
        </text:list-item>
        <text:list-item>
          <text:p text:style-name="P4">FM080 - A feature <text:change text:change-id="ct106927507691664"/>must have a <text:change-start text:change-id="ct106927507691904"/><text:span text:style-name="T74">unique identifier, which contains the </text:span><text:change-end text:change-id="ct106927507691904"/>version.</text:p>
        </text:list-item>
        <text:list-item>
          <text:p text:style-name="P4">FM090 - A feature <text:change-start text:change-id="ct106927507692144"/><text:span text:style-name="T75">identifier</text:span><text:change-end text:change-id="ct106927507692144"/><text:change text:change-id="ct106927507692384"/>must be <text:change-start text:change-id="ct106927507692624"/><text:span text:style-name="T75">mappable to</text:span><text:change-end text:change-id="ct106927507692624"/><text:change text:change-id="ct106927507692864"/> Apache Maven coordinates.</text:p>
        </text:list-item>
        <text:list-item>
          <text:p text:style-name="P4">FM100 - It must be possible to specify the bundles belonging to the feature, including version.</text:p>
        </text:list-item>
        <text:list-item>
          <text:p text:style-name="P4"><text:change text:change-id="ct105827996060528"/><text:change-start text:change-id="ct106652631942832"/></text:p>
        </text:list-item>
        <text:list-item>
          <text:p text:style-name="P64">FM111<text:change-end text:change-id="ct106652631942832"/><text:change-start text:change-id="ct105827998120960"/> – It must be possible to map a bundle reference to repository coordinates, for example for a Maven repository.<text:change-end text:change-id="ct105827998120960"/><text:change-start text:change-id="ct105827996060768"/></text:p>
        </text:list-item>
        <text:list-item>
          <text:p text:style-name="P59">FM115 – It must be possible to map a bundle reference to a l<text:change-end text:change-id="ct105827996060768"/><text:change-start text:change-id="ct105827996061008"/>ocation where the bundle can be retrieved.<text:change-end text:change-id="ct105827996061008"/></text:p>
        </text:list-item>
        <text:list-item>
          <text:p text:style-name="P4">FM120 - The feature model must allow the specification of the order in which the bundles inside the feature are started. This should be relative to when the feature itself is started.</text:p>
        </text:list-item>
        <text:list-item>
          <text:p text:style-name="P4">FM130 - It must be possible to define whether a bundle is <text:change-start text:change-id="ct105827996061488"/><text:span text:style-name="T10">always enabled in a feature or conditionally enabled</text:span><text:change-end text:change-id="ct105827996061488"/><text:change text:change-id="ct105827996061728"/>.</text:p>
        </text:list-item>
        <text:list-item>
          <text:p text:style-name="P4">FM140 - It must be possible to associate any additional metadata like a hash with a bundle.</text:p>
        </text:list-item>
        <text:list-item>
          <text:p text:style-name="P4">FM150 - It must be possible to specify the OSGi configurations for a feature.</text:p>
        </text:list-item>
        <text:list-item>
          <text:p text:style-name="P4">FM160 - Both normal OSGi configurations as well as factory configurations must be supported. The feature model must support all data types supported by the OSGi Configuration Admin specification.</text:p>
        </text:list-item>
        <text:list-item>
          <text:p text:style-name="P4">FM170 - The OSGi configuration resource format as defined in the OSGi Configurator Specification must be supported.</text:p>
        </text:list-item>
        <text:list-item>
          <text:p text:style-name="P4">FM180 - It must be possible to associate an OSGi configuration with a bundle within a feature. If the bundle is not <text:change text:change-id="ct105827996061248"/><text:change-start text:change-id="ct105827996062208"/><text:span text:style-name="T76">enabled</text:span><text:change-end text:change-id="ct105827996062208"/> then the associated configuration also does not get installed.</text:p>
        </text:list-item>
        <text:list-item>
          <text:p text:style-name="P4">FM190 - It must be possible to define framework <text:change-start text:change-id="ct105827996062448"/><text:span text:style-name="T78">launch </text:span><text:change-end text:change-id="ct105827996062448"/>properties<text:change-start text:change-id="ct105827996062688"/> <text:span text:style-name="T77">in a feature</text:span><text:change-end text:change-id="ct105827996062688"/>.</text:p>
        </text:list-item>
        <text:list-item>
          <text:p text:style-name="P4">FM200 - The feature model must be extensible to allow other artifacts than bundles.</text:p>
        </text:list-item>
        <text:list-item>
          <text:p text:style-name="P4"><text:change text:change-id="ct105827996062928"/><text:change-start text:change-id="ct105827996063168"/></text:p>
        </text:list-item>
        <text:list-item>
          <text:p text:style-name="P60">FM215 - lsdkjsldkjfs@@@<text:change-end text:change-id="ct105827996063168"/></text:p>
        </text:list-item>
        <text:list-item>
          <text:p text:style-name="P4">FM220 - It must be possible to associate any additional metadata like a hash with an artifact.</text:p>
        </text:list-item>
        <text:list-item>
          <text:p text:style-name="P4">FM230 - It must be possible to define whether an artifact <text:change-start text:change-id="ct105827996063648"/>always enabled in a feature or conditionally enabled<text:change-end text:change-id="ct105827996063648"/><text:change text:change-id="ct105827996063888"/>.</text:p>
        </text:list-item>
        <text:list-item>
          <text:p text:style-name="P4">FM240 - The feature model must <text:change-start text:change-id="ct105827996063408"/><text:span text:style-name="T79">allow an artifact to be declared locally in the feature descriptor</text:span><text:change-end text:change-id="ct105827996063408"/><text:change text:change-id="ct105827996064368"/>.</text:p>
        </text:list-item>
        <text:list-item>
          <text:p text:style-name="P4"><text:change text:change-id="ct105827996064608"/><text:soft-page-break/>FM260 - A feature must be able to specify additional requirements and capabilities that extend the requirements and capabilities from the contained artifacts.</text:p>
        </text:list-item>
        <text:list-item>
          <text:p text:style-name="P4">FM270 - A feature must be able to <text:change text:change-id="ct105827996065088"/><text:change text:change-id="ct105827996064848"/><text:change-start text:change-id="ct105827996065328"/><text:span text:style-name="T80">use another feature as a prototype</text:span><text:change-end text:change-id="ct105827996065328"/><text:change text:change-id="ct105827996065808"/><text:change text:change-id="ct105827996065568"/>.</text:p>
        </text:list-item>
        <text:list-item>
          <text:p text:style-name="P4">FM280 - A feature must be able to depend on other features through the requirements/capabilities model based on the feature contents. The feature model must be able to deal with circular dependencies. However, there must be no way of explicitly requiring a feature from another feature.</text:p>
        </text:list-item>
        <text:list-item>
          <text:p text:style-name="P4">FM290 - The feature model must describe how several features are aggregated to build a higher level feature. This description must include all parts of the feature model (bundles, configurations, framework properties etc.). The <text:change text:change-id="ct105827996066048"/><text:change-start text:change-id="ct105827996066288"/><text:span text:style-name="T82">process</text:span><text:change-end text:change-id="ct105827996066288"/> should be general for extension<text:change-start text:change-id="ct105827996066528"/><text:span text:style-name="T82">s</text:span><text:change-end text:change-id="ct105827996066528"/>, which means it should describe how extensions are aggregated without requiring the model implementation to know the type of extension.<text:change-start text:change-id="ct105827996066768"/></text:p>
          <text:p text:style-name="P61"><text:change-end text:change-id="ct105827996066768"/><text:change-start text:change-id="ct105827996067008"/>FM300 – It must be possible to declare <text:change-end text:change-id="ct105827996067008"/><text:change-start text:change-id="ct105827996067248"/><text:span text:style-name="T81">that</text:span> a feature is transitively closed.</text:p>
        </text:list-item>
        <text:list-item>
          <text:p text:style-name="P62"><text:change-end text:change-id="ct105827996067248"/><text:change-start text:change-id="ct105827996067488"/>FM305 – The solution may define a packaging format for features, including their contents.<text:change-end text:change-id="ct105827996067488"/></text:p>
        </text:list-item>
        <text:list-item>
          <text:p text:style-name="P4"><text:change text:change-id="ct105827996067728"/>FM310 - When features are aggregated, <text:change text:change-id="ct105827996067968"/>to create a higher level feature<text:change text:change-id="ct105827996068208"/>, and a <text:change-start text:change-id="ct105827996068448"/><text:span text:style-name="T83">clash is detected wrt </text:span><text:change-end text:change-id="ct105827996068448"/><text:change-start text:change-id="ct105827996068688"/><text:span text:style-name="T83">their contents, </text:span><text:change-end text:change-id="ct105827996068688"/><text:change text:change-id="ct105827996068928"/><text:change-start text:change-id="ct105827996069168"/><text:span text:style-name="T83">a conflict resolution mechanism must be defined.</text:span><text:change-end text:change-id="ct105827996069168"/><text:change text:change-id="ct105827996072048"/><text:change text:change-id="ct105827996071808"/><text:change text:change-id="ct105827996071568"/><text:change text:change-id="ct105827996071328"/><text:change text:change-id="ct105827996071088"/><text:change text:change-id="ct105827996070848"/><text:change text:change-id="ct105827996070608"/><text:change text:change-id="ct105827996070368"/><text:change text:change-id="ct105827996070128"/><text:change text:change-id="ct105827996069888"/><text:change text:change-id="ct105827996069648"/><text:change text:change-id="ct105827996069408"/></text:p>
        </text:list-item>
        <text:list-item>
          <text:p text:style-name="P4">FM3<text:span text:style-name="T6">4</text:span>0 - The feature model must calculate the startup order of bundles for an aggregated <text:change-start text:change-id="ct105827996072288"/><text:span text:style-name="T72">feature</text:span><text:change-end text:change-id="ct105827996072288"/><text:change text:change-id="ct105827996072528"/> respecting the dependencies between features and their contents.</text:p>
        </text:list-item>
        <text:list-item>
          <text:p text:style-name="P4">FM3<text:span text:style-name="T6">5</text:span>0 - The feature model must support variables to be used <text:change-start text:change-id="ct105827996072768"/><text:span text:style-name="T72">for configurations and framework properties</text:span><text:change-end text:change-id="ct105827996072768"/><text:change text:change-id="ct105827996073008"/>, avoiding the need to repeat the same value several times<text:change-start text:change-id="ct105827996073248"/>, <text:span text:style-name="T84">and to allow late binding</text:span><text:change-end text:change-id="ct105827996073248"/>.</text:p>
        </text:list-item>
        <text:list-item>
          <text:p text:style-name="P4"><text:change text:change-id="ct105827996073968"/><text:change text:change-id="ct105827996073728"/><text:change text:change-id="ct105827996073488"/>FM4<text:span text:style-name="T6">0</text:span>0 - It must be possible to specify the framework <text:change-start text:change-id="ct105827996074208"/><text:span text:style-name="T86">implementation </text:span><text:change-end text:change-id="ct105827996074208"/>to launch <text:change text:change-id="ct105827996074688"/><text:change text:change-id="ct105827996074448"/><text:s/>as part of the <text:change-start text:change-id="ct105827996074928"/><text:span text:style-name="T85">feature</text:span><text:change-end text:change-id="ct105827996074928"/><text:change text:change-id="ct105827996075168"/> model.<text:change text:change-id="ct105827996076608"/><text:change text:change-id="ct105827996076368"/><text:change text:change-id="ct105827996076128"/><text:change text:change-id="ct105827996075888"/><text:change text:change-id="ct105827996075648"/></text:p>
        </text:list-item>
        <text:list-item>
          <text:p text:style-name="P4">FM4<text:span text:style-name="T6">3</text:span>0 - The feature model must support additional, optional information about the feature like a human readable title, a description, vendor and licensing information.</text:p>
        </text:list-item>
        <text:list-item>
          <text:p text:style-name="P4">FM4<text:span text:style-name="T6">4</text:span>0 - The feature model must use a <text:change-start text:change-id="ct105827996076848"/><text:span text:style-name="T87">semantically </text:span><text:change-end text:change-id="ct105827996076848"/>versioned descriptor format so that if the format evolves in the future users can state in feature model files what version they are written for.<text:change-start text:change-id="ct105827996077088"/></text:p>
        </text:list-item>
        <text:list-item>
          <text:p text:style-name="P63">FM500 – All artifacts need the ability to establish trust and detect tampering, for example via signing.<text:change-end text:change-id="ct105827996077088"/></text:p>
        </text:list-item>
        <text:list-item>
          <text:p text:style-name="P5"><text:change text:change-id="ct105827996077808"/><text:change text:change-id="ct105827996077568"/><text:change text:change-id="ct105827996077328"/><text:change-start text:change-id="ct105827996078048"/>FM510 – <text:change-end text:change-id="ct105827996078048"/><text:change-start text:change-id="ct105827996078288"/>The feature model should support conditionally including bundles, based on system properties and<text:change-end text:change-id="ct105827996078288"/><text:change-start text:change-id="ct105827996078528"/>/or capabilities.<text:change-end text:change-id="ct105827996078528"/></text:p>
        </text:list-item>
      </text:list>
      <text:h text:style-name="P53" text:outline-level="1"><text:soft-page-break/>Document Support</text:h>
      <text:h text:style-name="P43" text:outline-level="2">References</text:h>
      <text:list xml:id="list2202523408" text:style-name="WW8Num3">
        <text:list-item>
          <text:p text:style-name="P97"><text:bookmark-start text:name="_Ref493020620"/>Bradner, S., Key words for use in RFCs to Indicate Requirement Levels, RFC2119, March 1997.<text:bookmark-end text:name="_Ref493020620"/></text:p>
        </text:list-item>
        <text:list-item>
          <text:p text:style-name="P97">Software Requirements &amp; Specifications. Michael Jackson. ISBN 0-201-87712-0</text:p>
        </text:list-item>
      </text:list>
      <text:p text:style-name="P38"/>
      <text:p text:style-name="P40"/>
      <text:h text:style-name="P43" text:outline-level="2">Author’s Address</text:h>
      <text:p text:style-name="P6"/>
      <table:table table:name="Table2" table:style-name="Table2">
        <table:table-column table:style-name="Table2.A"/>
        <table:table-column table:style-name="Table2.B"/>
        <table:table-row table:style-name="Table2.1">
          <table:table-cell table:style-name="Table2.A1" office:value-type="string">
            <text:p text:style-name="P18">Name</text:p>
          </table:table-cell>
          <table:table-cell table:style-name="Table2.B1" office:value-type="string">
            <text:p text:style-name="P21">David Bosschaert</text:p>
          </table:table-cell>
        </table:table-row>
        <table:table-row table:style-name="Table2.1">
          <table:table-cell table:style-name="Table2.A1" office:value-type="string">
            <text:p text:style-name="P18">Company</text:p>
          </table:table-cell>
          <table:table-cell table:style-name="Table2.B1" office:value-type="string">
            <text:p text:style-name="P21">Adobe</text:p>
          </table:table-cell>
        </table:table-row>
        <table:table-row table:style-name="Table2.1">
          <table:table-cell table:style-name="Table2.A1" office:value-type="string">
            <text:p text:style-name="P18">Address</text:p>
          </table:table-cell>
          <table:table-cell table:style-name="Table2.B1" office:value-type="string">
            <text:p text:style-name="P18"/>
          </table:table-cell>
        </table:table-row>
        <table:table-row table:style-name="Table2.1">
          <table:table-cell table:style-name="Table2.A1" office:value-type="string">
            <text:p text:style-name="P18">Voice</text:p>
          </table:table-cell>
          <table:table-cell table:style-name="Table2.B1" office:value-type="string">
            <text:p text:style-name="P18"/>
          </table:table-cell>
        </table:table-row>
        <table:table-row table:style-name="Table2.1">
          <table:table-cell table:style-name="Table2.A1" office:value-type="string">
            <text:p text:style-name="P26">e-mail</text:p>
          </table:table-cell>
          <table:table-cell table:style-name="Table2.B1" office:value-type="string">
            <text:p text:style-name="P29">bosschae@adobe.com</text:p>
          </table:table-cell>
        </table:table-row>
      </table:table>
      <text:p text:style-name="P6"><text:change-start text:change-id="ct105827996078768"/></text:p>
      <text:p text:style-name="P14"><text:change-end text:change-id="ct105827996078768"/></text:p>
      <table:table table:name="Table5" table:style-name="Table5">
        <table:table-column table:style-name="Table5.A"/>
        <table:table-column table:style-name="Table5.B"/>
        <table:table-row table:style-name="Table5.1">
          <table:table-cell table:style-name="Table5.A1" office:value-type="string">
            <text:p text:style-name="P20"><text:change-start text:change-id="ct105827996079248"/>Name<text:change-end text:change-id="ct105827996079248"/></text:p>
          </table:table-cell>
          <table:table-cell table:style-name="Table5.B1" office:value-type="string">
            <text:p text:style-name="P22"><text:change-start text:change-id="ct105827996079488"/>Todor Boev<text:change-end text:change-id="ct105827996079488"/></text:p>
          </table:table-cell>
        </table:table-row>
        <table:table-row table:style-name="Table5.1">
          <table:table-cell table:style-name="Table5.A1" office:value-type="string">
            <text:p text:style-name="P20"><text:change-start text:change-id="ct105827996079728"/>Company<text:change-end text:change-id="ct105827996079728"/></text:p>
          </table:table-cell>
          <table:table-cell table:style-name="Table5.B1" office:value-type="string">
            <text:p text:style-name="P22"><text:change-start text:change-id="ct105827996079968"/>So<text:change-end text:change-id="ct105827996079968"/><text:change-start text:change-id="ct105827996080208"/>ftware AG<text:change-end text:change-id="ct105827996080208"/></text:p>
          </table:table-cell>
        </table:table-row>
        <table:table-row table:style-name="Table5.1">
          <table:table-cell table:style-name="Table5.A1" office:value-type="string">
            <text:p text:style-name="P20"><text:change-start text:change-id="ct105827996080448"/>Address<text:change-end text:change-id="ct105827996080448"/></text:p>
          </table:table-cell>
          <table:table-cell table:style-name="Table5.B1" office:value-type="string">
            <text:p text:style-name="P20"/>
          </table:table-cell>
        </table:table-row>
        <table:table-row table:style-name="Table5.1">
          <table:table-cell table:style-name="Table5.A1" office:value-type="string">
            <text:p text:style-name="P20"><text:change-start text:change-id="ct105827996080688"/>Voice<text:change-end text:change-id="ct105827996080688"/></text:p>
          </table:table-cell>
          <table:table-cell table:style-name="Table5.B1" office:value-type="string">
            <text:p text:style-name="P20"/>
          </table:table-cell>
        </table:table-row>
        <table:table-row table:style-name="Table5.1">
          <table:table-cell table:style-name="Table5.A1" office:value-type="string">
            <text:p text:style-name="P28"><text:change-start text:change-id="ct105827996080928"/>e-mail<text:change-end text:change-id="ct105827996080928"/></text:p>
          </table:table-cell>
          <table:table-cell table:style-name="Table5.B1" office:value-type="string">
            <text:p text:style-name="P28"/>
          </table:table-cell>
        </table:table-row>
      </table:table>
      <text:p text:style-name="P39"><text:change-start text:change-id="ct105827996079008"/></text:p>
      <text:p text:style-name="P39"/>
      <text:p text:style-name="P39"/>
      <table:table table:name="Table6" table:style-name="Table6">
        <table:table-column table:style-name="Table6.A"/>
        <table:table-column table:style-name="Table6.B"/>
        <table:table-row table:style-name="Table6.1">
          <table:table-cell table:style-name="Table6.A1" office:value-type="string">
            <text:p text:style-name="P20">Name</text:p>
          </table:table-cell>
          <table:table-cell table:style-name="Table6.B1" office:value-type="string">
            <text:p text:style-name="P22">Carsten Ziegeler</text:p>
          </table:table-cell>
        </table:table-row>
        <table:table-row table:style-name="Table6.1">
          <table:table-cell table:style-name="Table6.A1" office:value-type="string">
            <text:p text:style-name="P20">Company</text:p>
          </table:table-cell>
          <table:table-cell table:style-name="Table6.B1" office:value-type="string">
            <text:p text:style-name="P22">Adobe</text:p>
          </table:table-cell>
        </table:table-row>
        <table:table-row table:style-name="Table6.1">
          <table:table-cell table:style-name="Table6.A1" office:value-type="string">
            <text:p text:style-name="P20">Address</text:p>
          </table:table-cell>
          <table:table-cell table:style-name="Table6.B1" office:value-type="string">
            <text:p text:style-name="P20"/>
          </table:table-cell>
        </table:table-row>
        <table:table-row table:style-name="Table6.1">
          <table:table-cell table:style-name="Table6.A1" office:value-type="string">
            <text:p text:style-name="P20">Voice</text:p>
          </table:table-cell>
          <table:table-cell table:style-name="Table6.B1" office:value-type="string">
            <text:p text:style-name="P20"/>
          </table:table-cell>
        </table:table-row>
        <table:table-row table:style-name="Table6.1">
          <table:table-cell table:style-name="Table6.A1" office:value-type="string">
            <text:p text:style-name="P28">e-mail</text:p>
          </table:table-cell>
          <table:table-cell table:style-name="Table6.B1" office:value-type="string">
            <text:p text:style-name="P28"/>
          </table:table-cell>
        </table:table-row>
      </table:table>
      <text:p text:style-name="P41"/>
      <text:p text:style-name="P41"/>
      <text:p text:style-name="P41"><text:change-end text:change-id="ct105827996079008"/></text:p>
      <table:table table:name="Table7" table:style-name="Table7">
        <table:table-column table:style-name="Table7.A"/>
        <table:table-column table:style-name="Table7.B"/>
        <text:soft-page-break/>
        <table:table-row table:style-name="Table7.1">
          <table:table-cell table:style-name="Table7.A1" office:value-type="string">
            <text:p text:style-name="P20"><text:change-start text:change-id="ct106652629806800"/>Name<text:change-end text:change-id="ct106652629806800"/></text:p>
          </table:table-cell>
          <table:table-cell table:style-name="Table7.B1" office:value-type="string">
            <text:p text:style-name="P22"><text:change-start text:change-id="ct106652629807040"/>Tim Verbelen<text:change-end text:change-id="ct106652629807040"/></text:p>
          </table:table-cell>
        </table:table-row>
        <table:table-row table:style-name="Table7.1">
          <table:table-cell table:style-name="Table7.A1" office:value-type="string">
            <text:p text:style-name="P20"><text:change-start text:change-id="ct106652629807280"/>Company<text:change-end text:change-id="ct106652629807280"/></text:p>
          </table:table-cell>
          <table:table-cell table:style-name="Table7.B1" office:value-type="string">
            <text:p text:style-name="P22"><text:change-start text:change-id="ct106652629807520"/>Ghent Univer<text:change-end text:change-id="ct106652629807520"/><text:change-start text:change-id="ct106652629807760"/>sity<text:change-end text:change-id="ct106652629807760"/></text:p>
          </table:table-cell>
        </table:table-row>
        <table:table-row table:style-name="Table7.1">
          <table:table-cell table:style-name="Table7.A1" office:value-type="string">
            <text:p text:style-name="P20"><text:change-start text:change-id="ct106652629808000"/>Address<text:change-end text:change-id="ct106652629808000"/></text:p>
          </table:table-cell>
          <table:table-cell table:style-name="Table7.B1" office:value-type="string">
            <text:p text:style-name="P20"/>
          </table:table-cell>
        </table:table-row>
        <table:table-row table:style-name="Table7.1">
          <table:table-cell table:style-name="Table7.A1" office:value-type="string">
            <text:p text:style-name="P20"><text:change-start text:change-id="ct106652629808240"/>Voice<text:change-end text:change-id="ct106652629808240"/></text:p>
          </table:table-cell>
          <table:table-cell table:style-name="Table7.B1" office:value-type="string">
            <text:p text:style-name="P20"/>
          </table:table-cell>
        </table:table-row>
        <table:table-row table:style-name="Table7.1">
          <table:table-cell table:style-name="Table7.A1" office:value-type="string">
            <text:p text:style-name="P28"><text:change-start text:change-id="ct106652629808480"/>e-mail<text:change-end text:change-id="ct106652629808480"/></text:p>
          </table:table-cell>
          <table:table-cell table:style-name="Table7.B1" office:value-type="string">
            <text:p text:style-name="P28"/>
          </table:table-cell>
        </table:table-row>
      </table:table>
      <text:p text:style-name="P41"><text:change-start text:change-id="ct106652629808720"/></text:p>
      <text:p text:style-name="P41"/>
      <text:p text:style-name="P41"/>
      <table:table table:name="Table8" table:style-name="Table8">
        <table:table-column table:style-name="Table8.A"/>
        <table:table-column table:style-name="Table8.B"/>
        <table:table-row table:style-name="Table8.1">
          <table:table-cell table:style-name="Table8.A1" office:value-type="string">
            <text:p text:style-name="P20">Name</text:p>
          </table:table-cell>
          <table:table-cell table:style-name="Table8.B1" office:value-type="string">
            <text:p text:style-name="P22">Tim Ward</text:p>
          </table:table-cell>
        </table:table-row>
        <table:table-row table:style-name="Table8.1">
          <table:table-cell table:style-name="Table8.A1" office:value-type="string">
            <text:p text:style-name="P20">Company</text:p>
          </table:table-cell>
          <table:table-cell table:style-name="Table8.B1" office:value-type="string">
            <text:p text:style-name="P22">Paremus</text:p>
          </table:table-cell>
        </table:table-row>
        <table:table-row table:style-name="Table8.1">
          <table:table-cell table:style-name="Table8.A1" office:value-type="string">
            <text:p text:style-name="P20">Address</text:p>
          </table:table-cell>
          <table:table-cell table:style-name="Table8.B1" office:value-type="string">
            <text:p text:style-name="P20"/>
          </table:table-cell>
        </table:table-row>
        <table:table-row table:style-name="Table8.1">
          <table:table-cell table:style-name="Table8.A1" office:value-type="string">
            <text:p text:style-name="P20">Voice</text:p>
          </table:table-cell>
          <table:table-cell table:style-name="Table8.B1" office:value-type="string">
            <text:p text:style-name="P20"/>
          </table:table-cell>
        </table:table-row>
        <table:table-row table:style-name="Table8.1">
          <table:table-cell table:style-name="Table8.A1" office:value-type="string">
            <text:p text:style-name="P28">e-mail</text:p>
          </table:table-cell>
          <table:table-cell table:style-name="Table8.B1" office:value-type="string">
            <text:p text:style-name="P28"/>
          </table:table-cell>
        </table:table-row>
      </table:table>
      <text:p text:style-name="P41"/>
      <text:p text:style-name="P41"/>
      <text:p text:style-name="P41"><text:change-end text:change-id="ct106652629808720"/></text:p>
      <table:table table:name="Table3" table:style-name="Table3">
        <table:table-column table:style-name="Table3.A"/>
        <table:table-column table:style-name="Table3.B"/>
        <table:table-row table:style-name="Table3.1">
          <table:table-cell table:style-name="Table3.A1" office:value-type="string">
            <text:p text:style-name="P19">Name</text:p>
          </table:table-cell>
          <table:table-cell table:style-name="Table3.B1" office:value-type="string">
            <text:p text:style-name="P96"><text:change-start text:change-id="ct105553120327056"/>Karl Pauls<text:change-end text:change-id="ct105553120327056"/></text:p>
          </table:table-cell>
        </table:table-row>
        <table:table-row table:style-name="Table3.1">
          <table:table-cell table:style-name="Table3.A1" office:value-type="string">
            <text:p text:style-name="P19">Company</text:p>
          </table:table-cell>
          <table:table-cell table:style-name="Table3.B1" office:value-type="string">
            <text:p text:style-name="P96"><text:change-start text:change-id="ct106927509818336"/>Adobe<text:change-end text:change-id="ct106927509818336"/></text:p>
          </table:table-cell>
        </table:table-row>
        <table:table-row table:style-name="Table3.1">
          <table:table-cell table:style-name="Table3.A1" office:value-type="string">
            <text:p text:style-name="P19">Address</text:p>
          </table:table-cell>
          <table:table-cell table:style-name="Table3.B1" office:value-type="string">
            <text:p text:style-name="P19"/>
          </table:table-cell>
        </table:table-row>
        <table:table-row table:style-name="Table3.1">
          <table:table-cell table:style-name="Table3.A1" office:value-type="string">
            <text:p text:style-name="P19">Voice</text:p>
          </table:table-cell>
          <table:table-cell table:style-name="Table3.B1" office:value-type="string">
            <text:p text:style-name="P19"/>
          </table:table-cell>
        </table:table-row>
        <table:table-row table:style-name="Table3.1">
          <table:table-cell table:style-name="Table3.A1" office:value-type="string">
            <text:p text:style-name="P27">e-mail</text:p>
          </table:table-cell>
          <table:table-cell table:style-name="Table3.B1" office:value-type="string">
            <text:p text:style-name="P27"/>
          </table:table-cell>
        </table:table-row>
      </table:table>
      <text:p text:style-name="Body"/>
      <table:table table:name="Table4" table:style-name="Table4">
        <table:table-column table:style-name="Table4.A"/>
        <table:table-column table:style-name="Table4.B"/>
        <table:table-row table:style-name="Table4.1">
          <table:table-cell table:style-name="Table4.A1" office:value-type="string">
            <text:p text:style-name="P19">Name</text:p>
          </table:table-cell>
          <table:table-cell table:style-name="Table4.B1" office:value-type="string">
            <text:p text:style-name="P19"/>
          </table:table-cell>
        </table:table-row>
        <table:table-row table:style-name="Table4.1">
          <table:table-cell table:style-name="Table4.A1" office:value-type="string">
            <text:p text:style-name="P19">Company</text:p>
          </table:table-cell>
          <table:table-cell table:style-name="Table4.B1" office:value-type="string">
            <text:p text:style-name="P19"/>
          </table:table-cell>
        </table:table-row>
        <table:table-row table:style-name="Table4.1">
          <table:table-cell table:style-name="Table4.A1" office:value-type="string">
            <text:p text:style-name="P19">Address</text:p>
          </table:table-cell>
          <table:table-cell table:style-name="Table4.B1" office:value-type="string">
            <text:p text:style-name="P19"/>
          </table:table-cell>
        </table:table-row>
        <table:table-row table:style-name="Table4.1">
          <table:table-cell table:style-name="Table4.A1" office:value-type="string">
            <text:p text:style-name="P19">Voice</text:p>
          </table:table-cell>
          <table:table-cell table:style-name="Table4.B1" office:value-type="string">
            <text:p text:style-name="P19"/>
          </table:table-cell>
        </table:table-row>
        <table:table-row table:style-name="Table4.1">
          <table:table-cell table:style-name="Table4.A1" office:value-type="string">
            <text:p text:style-name="P27">e-mail</text:p>
          </table:table-cell>
          <table:table-cell table:style-name="Table4.B1" office:value-type="string">
            <text:p text:style-name="P27"/>
          </table:table-cell>
        </table:table-row>
      </table:table>
      <text:p text:style-name="Body"><text:change-start text:change-id="ct105553122309968"/></text:p>
      <text:p text:style-name="Body"/>
      <text:h text:style-name="Heading_20_2" text:outline-level="2"><text:change-end text:change-id="ct105553122309968"/>End of Document</text:h>
      <text:p text:style-name="P6"><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Helvetica" svg:font-family="Helvetica"/>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family="Helvetica"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Helvetica" fo:font-family="Helvetica"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Helvetica" fo:font-family="Helvetica"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Helvetica" fo:font-family="Helvetica"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text-align="start" style:justify-single-word="false" fo:orphans="0" fo:widows="0" fo:text-indent="0cm" style:auto-text-indent="false"/>
      <style:text-properties style:font-name="Arial" fo:font-family="Arial" style:font-family-generic="swiss" style:font-pitch="variable"/>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1"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20cd04"/>
    </style:style>
    <style:style style:name="MP2" style:family="paragraph" style:parent-style-name="Standard">
      <style:paragraph-properties fo:margin-top="0.282cm" fo:margin-bottom="0cm" loext:contextual-spacing="false"/>
    </style:style>
    <style:style style:name="MP3" style:family="paragraph" style:parent-style-name="Legals">
      <style:text-properties officeooo:paragraph-rsid="0020cd04"/>
    </style:style>
    <style:style style:name="MT1" style:family="text">
      <style:text-properties officeooo:rsid="0019f0d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12"><draw:image xlink:href="Pictures/1000020100000427000001D80231D6ACC263EE0A.png" xlink:type="simple" xlink:show="embed" xlink:actuate="onLoad" loext:mime-type="image/png"/></draw:frame><text:tab/><text:user-defined style:data-style-name="N0" text:name="RFP Title">OSGi Features</text:user-defined><text:tab/>Page <text:page-number text:select-page="current">13</text:page-number><text:s/>of <text:page-count style:num-format="1">13</text:page-count></text:p>
        <text:p text:style-name="Header"/>
        <text:p text:style-name="Header"><text:tab/>Draft<text:tab/><text:modification-date style:data-style-name="N76">October 1, 2018</text:modification-date></text:p>
      </style:header>
      <style:footer>
        <text:p text:style-name="MP1">Copyright © <text:span text:style-name="MT1">OSGi Alliance </text:span><text:span text:style-name="MT1"><text:modification-date style:data-style-name="N111">2018</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11">2018</text:modification-dat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1.2$MacOSX_X86_64 LibreOffice_project/5d19a1bfa650b796764388cd8b33a5af1f5baa1b</meta:generator>
    <meta:creation-date>2018-03-15T13:08:31.597106000</meta:creation-date>
    <meta:editing-cycles>159</meta:editing-cycles>
    <meta:editing-duration>P22DT51M32S</meta:editing-duration>
    <meta:initial-creator>David Bosschaert</meta:initial-creator>
    <dc:date>2018-10-01T10:33:27.904970980</dc:date>
    <meta:printed-by>David Bosschaert</meta:printed-by>
    <meta:print-date>2018-05-21T12:24:15.487409000</meta:print-date>
    <dc:creator>David Bosschaert</dc:creator>
    <meta:document-statistic meta:table-count="8" meta:image-count="2" meta:object-count="0" meta:page-count="13" meta:paragraph-count="235" meta:word-count="4173" meta:character-count="26426" meta:non-whitespace-character-count="22486"/>
    <meta:user-defined meta:name="Info"/>
    <meta:user-defined meta:name="Info 3"/>
    <meta:user-defined meta:name="Info 4"/>
    <meta:user-defined meta:name="RFP Title">OSGi Features</meta:user-defined>
  </office:meta>
</office:document-meta>
</file>